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800000" style:font-name="Arial" fo:font-size="12pt" style:font-size-asian="12pt" style:font-size-complex="12pt"/>
    </style:style>
    <style:style style:name="P3" style:family="paragraph" style:parent-style-name="Standard">
      <style:text-properties fo:color="#c5000b" style:font-name="Arial" fo:font-size="12pt" style:font-size-asian="12pt" style:font-size-complex="12pt"/>
    </style:style>
    <style:style style:name="P4" style:family="paragraph" style:parent-style-name="Standard">
      <style:text-properties fo:color="#004586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fo:color="#99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990000" style:font-name="Arial" fo:font-size="12pt" style:font-size-asian="12pt" style:font-size-complex="12pt"/>
    </style:style>
    <style:style style:name="P9" style:family="paragraph" style:parent-style-name="Standard">
      <style:text-properties style:font-name="Arial" fo:font-size="12pt" style:font-size-asian="12pt" style:font-size-complex="12pt"/>
    </style:style>
    <style:style style:name="P10" style:family="paragraph" style:parent-style-name="Standard" style:list-style-name="L1">
      <style:text-properties style:font-name="Arial" fo:font-size="12pt" style:font-size-asian="12pt" style:font-size-complex="12pt"/>
    </style:style>
    <style:style style:name="P11" style:family="paragraph" style:parent-style-name="Standard" style:list-style-name="L2">
      <style:text-properties style:font-name="Arial" fo:font-size="12pt" style:font-size-asian="12pt" style:font-size-complex="12pt"/>
    </style:style>
    <style:style style:name="P12" style:family="paragraph" style:parent-style-name="Standard" style:list-style-name="L3">
      <style:text-properties style:font-name="Arial" fo:font-size="12pt" style:font-size-asian="12pt" style:font-size-complex="12pt"/>
    </style:style>
    <style:style style:name="P13" style:family="paragraph" style:parent-style-name="Standard" style:list-style-name="L4">
      <style:text-properties style:font-name="Arial" fo:font-size="12pt" style:font-size-asian="12pt" style:font-size-complex="12pt"/>
    </style:style>
    <style:style style:name="P14" style:family="paragraph" style:parent-style-name="Standard" style:list-style-name="L5">
      <style:text-properties style:font-name="Arial" fo:font-size="12pt" style:font-size-asian="12pt" style:font-size-complex="12pt"/>
    </style:style>
    <style:style style:name="P15" style:family="paragraph" style:parent-style-name="Standard" style:list-style-name="L6">
      <style:text-properties style:font-name="Arial" fo:font-size="12pt" style:font-size-asian="12pt" style:font-size-complex="12pt"/>
    </style:style>
    <style:style style:name="P16" style:family="paragraph" style:parent-style-name="Standard" style:list-style-name="L7">
      <style:text-properties style:font-name="Arial" fo:font-size="12pt" style:font-size-asian="12pt" style:font-size-complex="12pt"/>
    </style:style>
    <style:style style:name="P17" style:family="paragraph" style:parent-style-name="Standard" style:list-style-name="L8">
      <style:text-properties style:font-name="Arial" fo:font-size="12pt" style:font-size-asian="12pt" style:font-size-complex="12pt"/>
    </style:style>
    <style:style style:name="P18" style:family="paragraph" style:parent-style-name="Standard" style:list-style-name="L9">
      <style:text-properties style:font-name="Arial" fo:font-size="12pt" style:font-size-asian="12pt" style:font-size-complex="12pt"/>
    </style:style>
    <style:style style:name="P19" style:family="paragraph" style:parent-style-name="Standard" style:list-style-name="L10">
      <style:text-properties style:font-name="Arial" fo:font-size="12pt" style:font-size-asian="12pt" style:font-size-complex="12pt"/>
    </style:style>
    <style:style style:name="P20" style:family="paragraph" style:parent-style-name="Standard" style:list-style-name="L11">
      <style:text-properties style:font-name="Arial" fo:font-size="12pt" style:font-size-asian="12pt" style:font-size-complex="12pt"/>
    </style:style>
    <style:style style:name="P21" style:family="paragraph" style:parent-style-name="Standard" style:list-style-name="L12">
      <style:text-properties style:font-name="Arial" fo:font-size="12pt" style:font-size-asian="12pt" style:font-size-complex="12pt"/>
    </style:style>
    <style:style style:name="P22" style:family="paragraph" style:parent-style-name="Standard" style:list-style-name="L13">
      <style:text-properties style:font-name="Arial" fo:font-size="12pt" style:font-size-asian="12pt" style:font-size-complex="12pt"/>
    </style:style>
    <style:style style:name="P23" style:family="paragraph" style:parent-style-name="Standard" style:list-style-name="L15">
      <style:text-properties style:font-name="Arial" fo:font-size="12pt" style:font-size-asian="12pt" style:font-size-complex="12pt"/>
    </style:style>
    <style:style style:name="P24" style:family="paragraph" style:parent-style-name="Standard" style:list-style-name="L17">
      <style:text-properties style:font-name="Arial" fo:font-size="12pt" style:font-size-asian="12pt" style:font-size-complex="12pt"/>
    </style:style>
    <style:style style:name="P25" style:family="paragraph" style:parent-style-name="Standard" style:list-style-name="L18">
      <style:text-properties style:font-name="Arial" fo:font-size="12pt" style:font-size-asian="12pt" style:font-size-complex="12pt"/>
    </style:style>
    <style:style style:name="P26" style:family="paragraph" style:parent-style-name="Standard" style:list-style-name="L21">
      <style:text-properties style:font-name="Arial" fo:font-size="12pt" style:font-size-asian="12pt" style:font-size-complex="12pt"/>
    </style:style>
    <style:style style:name="P27" style:family="paragraph" style:parent-style-name="Standard" style:list-style-name="L22">
      <style:text-properties style:font-name="Arial" fo:font-size="12pt" style:font-size-asian="12pt" style:font-size-complex="12pt"/>
    </style:style>
    <style:style style:name="P28" style:family="paragraph" style:parent-style-name="Standard" style:list-style-name="L24">
      <style:text-properties style:font-name="Arial" fo:font-size="12pt" style:font-size-asian="12pt" style:font-size-complex="12pt"/>
    </style:style>
    <style:style style:name="P29" style:family="paragraph" style:parent-style-name="Standard" style:list-style-name="L26">
      <style:text-properties style:font-name="Arial" fo:font-size="12pt" style:font-size-asian="12pt" style:font-size-complex="12pt"/>
    </style:style>
    <style:style style:name="P30" style:family="paragraph" style:parent-style-name="Standard" style:list-style-name="L28">
      <style:text-properties style:font-name="Arial" fo:font-size="12pt" style:font-size-asian="12pt" style:font-size-complex="12pt"/>
    </style:style>
    <style:style style:name="P31" style:family="paragraph" style:parent-style-name="Standard" style:list-style-name="L30">
      <style:text-properties style:font-name="Arial" fo:font-size="12pt" style:font-size-asian="12pt" style:font-size-complex="12pt"/>
    </style:style>
    <style:style style:name="P32" style:family="paragraph" style:parent-style-name="Standard" style:list-style-name="L31">
      <style:text-properties style:font-name="Arial" fo:font-size="12pt" style:font-size-asian="12pt" style:font-size-complex="12pt"/>
    </style:style>
    <style:style style:name="P33" style:family="paragraph" style:parent-style-name="Standard" style:list-style-name="L33">
      <style:text-properties style:font-name="Arial" fo:font-size="12pt" style:font-size-asian="12pt" style:font-size-complex="12pt"/>
    </style:style>
    <style:style style:name="P34" style:family="paragraph" style:parent-style-name="Standard" style:list-style-name="L35">
      <style:text-properties style:font-name="Arial" fo:font-size="12pt" style:font-size-asian="12pt" style:font-size-complex="12pt"/>
    </style:style>
    <style:style style:name="P35" style:family="paragraph" style:parent-style-name="Standard" style:list-style-name="L38">
      <style:text-properties style:font-name="Arial" fo:font-size="12pt" style:font-size-asian="12pt" style:font-size-complex="12pt"/>
    </style:style>
    <style:style style:name="P36" style:family="paragraph" style:parent-style-name="Standard" style:list-style-name="L39">
      <style:text-properties style:font-name="Arial" fo:font-size="12pt" style:font-size-asian="12pt" style:font-size-complex="12pt"/>
    </style:style>
    <style:style style:name="P37" style:family="paragraph" style:parent-style-name="Standard" style:list-style-name="L40">
      <style:text-properties style:font-name="Arial" fo:font-size="12pt" style:font-size-asian="12pt" style:font-size-complex="12pt"/>
    </style:style>
    <style:style style:name="P38" style:family="paragraph" style:parent-style-name="Standard" style:list-style-name="L41">
      <style:text-properties style:font-name="Arial" fo:font-size="12pt" style:font-size-asian="12pt" style:font-size-complex="12pt"/>
    </style:style>
    <style:style style:name="P39" style:family="paragraph" style:parent-style-name="Standard" style:list-style-name="L43">
      <style:text-properties style:font-name="Arial" fo:font-size="12pt" style:font-size-asian="12pt" style:font-size-complex="12pt"/>
    </style:style>
    <style:style style:name="P40" style:family="paragraph" style:parent-style-name="Standard" style:list-style-name="L46">
      <style:text-properties style:font-name="Arial" fo:font-size="12pt" style:font-size-asian="12pt" style:font-size-complex="12pt"/>
    </style:style>
    <style:style style:name="P41" style:family="paragraph" style:parent-style-name="Standard" style:list-style-name="L47">
      <style:text-properties style:font-name="Arial" fo:font-size="12pt" style:font-size-asian="12pt" style:font-size-complex="12pt"/>
    </style:style>
    <style:style style:name="P42" style:family="paragraph" style:parent-style-name="Standard" style:list-style-name="L48">
      <style:text-properties style:font-name="Arial" fo:font-size="12pt" style:font-size-asian="12pt" style:font-size-complex="12pt"/>
    </style:style>
    <style:style style:name="P43" style:family="paragraph" style:parent-style-name="Standard" style:list-style-name="L49">
      <style:text-properties style:font-name="Arial" fo:font-size="12pt" style:font-size-asian="12pt" style:font-size-complex="12pt"/>
    </style:style>
    <style:style style:name="P44" style:family="paragraph" style:parent-style-name="Standard" style:list-style-name="L50">
      <style:text-properties style:font-name="Arial" fo:font-size="12pt" style:font-size-asian="12pt" style:font-size-complex="12pt"/>
    </style:style>
    <style:style style:name="P45" style:family="paragraph" style:parent-style-name="Standard" style:list-style-name="L51">
      <style:text-properties style:font-name="Arial" fo:font-size="12pt" style:font-size-asian="12pt" style:font-size-complex="12pt"/>
    </style:style>
    <style:style style:name="P46" style:family="paragraph" style:parent-style-name="Standard" style:list-style-name="L52">
      <style:text-properties style:font-name="Arial" fo:font-size="12pt" style:font-size-asian="12pt" style:font-size-complex="12pt"/>
    </style:style>
    <style:style style:name="P47" style:family="paragraph" style:parent-style-name="Standard" style:list-style-name="L53">
      <style:text-properties style:font-name="Arial" fo:font-size="12pt" style:font-size-asian="12pt" style:font-size-complex="12pt"/>
    </style:style>
    <style:style style:name="P48" style:family="paragraph" style:parent-style-name="Standard" style:list-style-name="L54">
      <style:text-properties style:font-name="Arial" fo:font-size="12pt" style:font-size-asian="12pt" style:font-size-complex="12pt"/>
    </style:style>
    <style:style style:name="P49" style:family="paragraph" style:parent-style-name="Standard" style:list-style-name="L55">
      <style:text-properties style:font-name="Arial" fo:font-size="12pt" style:font-size-asian="12pt" style:font-size-complex="12pt"/>
    </style:style>
    <style:style style:name="P50" style:family="paragraph" style:parent-style-name="Standard" style:list-style-name="L56">
      <style:text-properties style:font-name="Arial" fo:font-size="12pt" style:font-size-asian="12pt" style:font-size-complex="12pt"/>
    </style:style>
    <style:style style:name="P51" style:family="paragraph" style:parent-style-name="Standard" style:list-style-name="L57">
      <style:text-properties style:font-name="Arial" fo:font-size="12pt" style:font-size-asian="12pt" style:font-size-complex="12pt"/>
    </style:style>
    <style:style style:name="P52" style:family="paragraph" style:parent-style-name="Standard" style:list-style-name="L58">
      <style:text-properties style:font-name="Arial" fo:font-size="12pt" style:font-size-asian="12pt" style:font-size-complex="12pt"/>
    </style:style>
    <style:style style:name="P53" style:family="paragraph" style:parent-style-name="Standard" style:list-style-name="L59">
      <style:text-properties style:font-name="Arial" fo:font-size="12pt" style:font-size-asian="12pt" style:font-size-complex="12pt"/>
    </style:style>
    <style:style style:name="P54" style:family="paragraph" style:parent-style-name="Standard" style:list-style-name="L60">
      <style:text-properties style:font-name="Arial" fo:font-size="12pt" style:font-size-asian="12pt" style:font-size-complex="12pt"/>
    </style:style>
    <style:style style:name="P55" style:family="paragraph" style:parent-style-name="Standard" style:list-style-name="L61">
      <style:text-properties style:font-name="Arial" fo:font-size="12pt" style:font-size-asian="12pt" style:font-size-complex="12pt"/>
    </style:style>
    <style:style style:name="P56" style:family="paragraph" style:parent-style-name="Standard" style:list-style-name="L62">
      <style:text-properties style:font-name="Arial" fo:font-size="12pt" style:font-size-asian="12pt" style:font-size-complex="12pt"/>
    </style:style>
    <style:style style:name="P57" style:family="paragraph" style:parent-style-name="Standard" style:list-style-name="L63">
      <style:text-properties style:font-name="Arial" fo:font-size="12pt" style:font-size-asian="12pt" style:font-size-complex="12pt"/>
    </style:style>
    <style:style style:name="P58" style:family="paragraph" style:parent-style-name="Standard" style:list-style-name="L66">
      <style:text-properties style:font-name="Arial" fo:font-size="12pt" style:font-size-asian="12pt" style:font-size-complex="12pt"/>
    </style:style>
    <style:style style:name="P59" style:family="paragraph" style:parent-style-name="Standard" style:list-style-name="L67">
      <style:text-properties style:font-name="Arial" fo:font-size="12pt" style:font-size-asian="12pt" style:font-size-complex="12pt"/>
    </style:style>
    <style:style style:name="P60" style:family="paragraph" style:parent-style-name="Standard" style:list-style-name="L68">
      <style:text-properties style:font-name="Arial" fo:font-size="12pt" style:font-size-asian="12pt" style:font-size-complex="12pt"/>
    </style:style>
    <style:style style:name="P61" style:family="paragraph" style:parent-style-name="Standard" style:list-style-name="L69">
      <style:text-properties style:font-name="Arial" fo:font-size="12pt" style:font-size-asian="12pt" style:font-size-complex="12pt"/>
    </style:style>
    <style:style style:name="P62" style:family="paragraph" style:parent-style-name="Standard" style:list-style-name="L70">
      <style:text-properties style:font-name="Arial" fo:font-size="12pt" style:font-size-asian="12pt" style:font-size-complex="12pt"/>
    </style:style>
    <style:style style:name="P63" style:family="paragraph" style:parent-style-name="Standard" style:list-style-name="L71">
      <style:text-properties style:font-name="Arial" fo:font-size="12pt" style:font-size-asian="12pt" style:font-size-complex="12pt"/>
    </style:style>
    <style:style style:name="P64" style:family="paragraph" style:parent-style-name="Standard" style:list-style-name="L72">
      <style:text-properties style:font-name="Arial" fo:font-size="12pt" style:font-size-asian="12pt" style:font-size-complex="12pt"/>
    </style:style>
    <style:style style:name="P65" style:family="paragraph" style:parent-style-name="Standard" style:list-style-name="L73">
      <style:text-properties style:font-name="Arial" fo:font-size="12pt" style:font-size-asian="12pt" style:font-size-complex="12pt"/>
    </style:style>
    <style:style style:name="P66" style:family="paragraph" style:parent-style-name="Standard" style:list-style-name="L74">
      <style:text-properties style:font-name="Arial" fo:font-size="12pt" style:font-size-asian="12pt" style:font-size-complex="12pt"/>
    </style:style>
    <style:style style:name="P67" style:family="paragraph" style:parent-style-name="Standard" style:list-style-name="L75">
      <style:text-properties style:font-name="Arial" fo:font-size="12pt" style:font-size-asian="12pt" style:font-size-complex="12pt"/>
    </style:style>
    <style:style style:name="P68" style:family="paragraph" style:parent-style-name="Standard" style:list-style-name="L76">
      <style:text-properties style:font-name="Arial" fo:font-size="12pt" style:font-size-asian="12pt" style:font-size-complex="12pt"/>
    </style:style>
    <style:style style:name="P69" style:family="paragraph" style:parent-style-name="Standard" style:list-style-name="L81">
      <style:text-properties style:font-name="Arial" fo:font-size="12pt" style:font-size-asian="12pt" style:font-size-complex="12pt"/>
    </style:style>
    <style:style style:name="P70" style:family="paragraph" style:parent-style-name="Standard" style:list-style-name="L82">
      <style:text-properties style:font-name="Arial" fo:font-size="12pt" style:font-size-asian="12pt" style:font-size-complex="12pt"/>
    </style:style>
    <style:style style:name="P71" style:family="paragraph" style:parent-style-name="Standard" style:list-style-name="L83">
      <style:text-properties style:font-name="Arial" fo:font-size="12pt" style:font-size-asian="12pt" style:font-size-complex="12pt"/>
    </style:style>
    <style:style style:name="P72" style:family="paragraph" style:parent-style-name="Standard" style:list-style-name="L84">
      <style:text-properties style:font-name="Arial" fo:font-size="12pt" style:font-size-asian="12pt" style:font-size-complex="12pt"/>
    </style:style>
    <style:style style:name="P73" style:family="paragraph" style:parent-style-name="Standard" style:list-style-name="L85">
      <style:text-properties style:font-name="Arial" fo:font-size="12pt" style:font-size-asian="12pt" style:font-size-complex="12pt"/>
    </style:style>
    <style:style style:name="P74" style:family="paragraph" style:parent-style-name="Standard" style:list-style-name="L86">
      <style:text-properties style:font-name="Arial" fo:font-size="12pt" style:font-size-asian="12pt" style:font-size-complex="12pt"/>
    </style:style>
    <style:style style:name="P75" style:family="paragraph" style:parent-style-name="Standard" style:list-style-name="L87">
      <style:text-properties style:font-name="Arial" fo:font-size="12pt" style:font-size-asian="12pt" style:font-size-complex="12pt"/>
    </style:style>
    <style:style style:name="P76" style:family="paragraph" style:parent-style-name="Standard" style:list-style-name="L88">
      <style:text-properties style:font-name="Arial" fo:font-size="12pt" style:font-size-asian="12pt" style:font-size-complex="12pt"/>
    </style:style>
    <style:style style:name="P77" style:family="paragraph" style:parent-style-name="Standard" style:list-style-name="L89">
      <style:text-properties style:font-name="Arial" fo:font-size="12pt" style:font-size-asian="12pt" style:font-size-complex="12pt"/>
    </style:style>
    <style:style style:name="P78" style:family="paragraph" style:parent-style-name="Standard" style:list-style-name="L90">
      <style:text-properties style:font-name="Arial" fo:font-size="12pt" style:font-size-asian="12pt" style:font-size-complex="12pt"/>
    </style:style>
    <style:style style:name="P79" style:family="paragraph" style:parent-style-name="Standard" style:list-style-name="L91">
      <style:text-properties style:font-name="Arial" fo:font-size="12pt" style:font-size-asian="12pt" style:font-size-complex="12pt"/>
    </style:style>
    <style:style style:name="P80" style:family="paragraph" style:parent-style-name="Standard" style:list-style-name="L92">
      <style:text-properties style:font-name="Arial" fo:font-size="12pt" style:font-size-asian="12pt" style:font-size-complex="12pt"/>
    </style:style>
    <style:style style:name="P81" style:family="paragraph" style:parent-style-name="Standard" style:list-style-name="L93">
      <style:text-properties style:font-name="Arial" fo:font-size="12pt" style:font-size-asian="12pt" style:font-size-complex="12pt"/>
    </style:style>
    <style:style style:name="P82" style:family="paragraph" style:parent-style-name="Standard" style:list-style-name="L94">
      <style:text-properties style:font-name="Arial" fo:font-size="12pt" style:font-size-asian="12pt" style:font-size-complex="12pt"/>
    </style:style>
    <style:style style:name="P83" style:family="paragraph" style:parent-style-name="Standard" style:list-style-name="L95">
      <style:text-properties style:font-name="Arial" fo:font-size="12pt" style:font-size-asian="12pt" style:font-size-complex="12pt"/>
    </style:style>
    <style:style style:name="P84" style:family="paragraph" style:parent-style-name="Standard" style:list-style-name="L97">
      <style:text-properties style:font-name="Arial" fo:font-size="12pt" style:font-size-asian="12pt" style:font-size-complex="12pt"/>
    </style:style>
    <style:style style:name="P85" style:family="paragraph" style:parent-style-name="Standard" style:list-style-name="L98">
      <style:text-properties style:font-name="Arial" fo:font-size="12pt" style:font-size-asian="12pt" style:font-size-complex="12pt"/>
    </style:style>
    <style:style style:name="P86" style:family="paragraph" style:parent-style-name="Standard" style:list-style-name="L99">
      <style:text-properties style:font-name="Arial" fo:font-size="12pt" style:font-size-asian="12pt" style:font-size-complex="12pt"/>
    </style:style>
    <style:style style:name="P87" style:family="paragraph" style:parent-style-name="Standard" style:list-style-name="L100">
      <style:text-properties style:font-name="Arial" fo:font-size="12pt" style:font-size-asian="12pt" style:font-size-complex="12pt"/>
    </style:style>
    <style:style style:name="P88" style:family="paragraph" style:parent-style-name="Standard" style:list-style-name="L101">
      <style:text-properties style:font-name="Arial" fo:font-size="12pt" style:font-size-asian="12pt" style:font-size-complex="12pt"/>
    </style:style>
    <style:style style:name="P89" style:family="paragraph" style:parent-style-name="Standard" style:list-style-name="L102">
      <style:text-properties style:font-name="Arial" fo:font-size="12pt" style:font-size-asian="12pt" style:font-size-complex="12pt"/>
    </style:style>
    <style:style style:name="P90" style:family="paragraph" style:parent-style-name="Standard" style:list-style-name="L103">
      <style:text-properties style:font-name="Arial" fo:font-size="12pt" style:font-size-asian="12pt" style:font-size-complex="12pt"/>
    </style:style>
    <style:style style:name="P91" style:family="paragraph" style:parent-style-name="Standard" style:list-style-name="L104">
      <style:text-properties style:font-name="Arial" fo:font-size="12pt" style:font-size-asian="12pt" style:font-size-complex="12pt"/>
    </style:style>
    <style:style style:name="P92" style:family="paragraph" style:parent-style-name="Standard" style:list-style-name="L105">
      <style:text-properties style:font-name="Arial" fo:font-size="12pt" style:font-size-asian="12pt" style:font-size-complex="12pt"/>
    </style:style>
    <style:style style:name="P93" style:family="paragraph" style:parent-style-name="Standard" style:list-style-name="L106">
      <style:text-properties style:font-name="Arial" fo:font-size="12pt" style:font-size-asian="12pt" style:font-size-complex="12pt"/>
    </style:style>
    <style:style style:name="P94" style:family="paragraph" style:parent-style-name="Standard" style:list-style-name="L107">
      <style:text-properties style:font-name="Arial" fo:font-size="12pt" style:font-size-asian="12pt" style:font-size-complex="12pt"/>
    </style:style>
    <style:style style:name="P95" style:family="paragraph" style:parent-style-name="Standard" style:list-style-name="L108">
      <style:text-properties style:font-name="Arial" fo:font-size="12pt" style:font-size-asian="12pt" style:font-size-complex="12pt"/>
    </style:style>
    <style:style style:name="P96" style:family="paragraph" style:parent-style-name="Standard" style:list-style-name="L109">
      <style:text-properties style:font-name="Arial" fo:font-size="12pt" style:font-size-asian="12pt" style:font-size-complex="12pt"/>
    </style:style>
    <style:style style:name="P97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98" style:family="paragraph" style:parent-style-name="Standard" style:list-style-name="L110">
      <style:text-properties style:font-name="Arial" fo:font-size="12pt" style:text-underline-style="none" style:font-size-asian="12pt" style:font-size-complex="12pt"/>
    </style:style>
    <style:style style:name="P99" style:family="paragraph" style:parent-style-name="Standard" style:list-style-name="L111">
      <style:text-properties style:font-name="Arial" fo:font-size="12pt" style:text-underline-style="none" style:font-size-asian="12pt" style:font-size-complex="12pt"/>
    </style:style>
    <style:style style:name="P100" style:family="paragraph" style:parent-style-name="Standard" style:list-style-name="L112">
      <style:text-properties style:font-name="Arial" fo:font-size="12pt" style:text-underline-style="none" style:font-size-asian="12pt" style:font-size-complex="12pt"/>
    </style:style>
    <style:style style:name="P101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02" style:family="paragraph" style:parent-style-name="Standard">
      <style:text-properties style:font-name="Arial" fo:font-size="14pt" style:font-size-asian="14pt" style:font-size-complex="14pt"/>
    </style:style>
    <style:style style:name="P103" style:family="paragraph" style:parent-style-name="Standard">
      <style:text-properties style:font-name="Arial" fo:font-size="15pt" style:font-size-asian="15pt" style:font-size-complex="15pt"/>
    </style:style>
    <style:style style:name="P104" style:family="paragraph" style:parent-style-name="Standard" style:list-style-name="L14">
      <style:text-properties fo:color="#000099" style:font-name="Arial" fo:font-size="12pt" fo:font-weight="bold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99" style:font-name="Arial" fo:font-size="14pt" fo:font-weight="bold" style:font-size-asian="14pt" style:font-weight-asian="bold" style:font-size-complex="14pt" style:font-weight-complex="bold"/>
    </style:style>
    <style:style style:name="P106" style:family="paragraph" style:parent-style-name="Standard" style:list-style-name="L20">
      <style:text-properties fo:color="#0000cc" style:font-name="Arial" fo:font-size="12pt" fo:font-weight="bold" style:font-size-asian="12pt" style:font-weight-asian="bold" style:font-size-complex="12pt" style:font-weight-complex="bold"/>
    </style:style>
    <style:style style:name="P107" style:family="paragraph" style:parent-style-name="Standard" style:list-style-name="L96">
      <style:text-properties fo:color="#0000cc" style:font-name="Arial" fo:font-size="12pt" fo:font-weight="bold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09" style:family="paragraph" style:parent-style-name="Standard" style:list-style-name="L64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0" style:family="paragraph" style:parent-style-name="Standard" style:list-style-name="L65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1" style:family="paragraph" style:parent-style-name="Standard" style:list-style-name="L77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2" style:family="paragraph" style:parent-style-name="Standard" style:list-style-name="L78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3" style:family="paragraph" style:parent-style-name="Standard" style:list-style-name="L79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4" style:family="paragraph" style:parent-style-name="Standard" style:list-style-name="L80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5" style:family="paragraph" style:parent-style-name="Standard" style:list-style-name="L16">
      <style:text-properties fo:color="#0000cc" style:font-name="Arial" fo:font-size="14pt" fo:font-weight="bold" style:font-size-asian="14pt" style:font-weight-asian="bold" style:font-size-complex="14pt" style:font-weight-complex="bold"/>
    </style:style>
    <style:style style:name="P116" style:family="paragraph" style:parent-style-name="Standard">
      <style:text-properties fo:color="#0000cc" style:font-name="Arial" fo:font-size="15pt" fo:font-weight="bold" style:font-size-asian="15pt" style:font-weight-asian="bold" style:font-size-complex="15pt" style:font-weight-complex="bold"/>
    </style:style>
    <style:style style:name="P117" style:family="paragraph" style:parent-style-name="Standard" style:list-style-name="L29">
      <style:text-properties fo:color="#0000cc" style:font-name="Arial" fo:font-size="15pt" fo:font-weight="bold" style:font-size-asian="15pt" style:font-weight-asian="bold" style:font-size-complex="15pt" style:font-weight-complex="bold"/>
    </style:style>
    <style:style style:name="P118" style:family="paragraph" style:parent-style-name="Standard" style:list-style-name="L34">
      <style:text-properties fo:color="#0000cc" style:font-name="Arial" fo:font-size="15pt" fo:font-weight="bold" style:font-size-asian="15pt" style:font-weight-asian="bold" style:font-size-complex="15pt" style:font-weight-complex="bold"/>
    </style:style>
    <style:style style:name="P119" style:family="paragraph" style:parent-style-name="Standard" style:list-style-name="L42">
      <style:text-properties fo:color="#0000cc" style:font-name="Arial" fo:font-size="15pt" fo:font-weight="bold" style:font-size-asian="15pt" style:font-weight-asian="bold" style:font-size-complex="15pt" style:font-weight-complex="bold"/>
    </style:style>
    <style:style style:name="P120" style:family="paragraph" style:parent-style-name="Standard" style:list-style-name="L19">
      <style:text-properties fo:color="#004586" style:font-name="Arial" fo:font-size="15pt" style:font-size-asian="15pt" style:font-size-complex="15pt"/>
    </style:style>
    <style:style style:name="P121" style:family="paragraph" style:parent-style-name="Standard">
      <style:text-properties fo:color="#004586" style:font-name="Arial" fo:font-size="15pt" fo:font-weight="bold" style:font-size-asian="15pt" style:font-weight-asian="bold" style:font-size-complex="15pt" style:font-weight-complex="bold"/>
    </style:style>
    <style:style style:name="P122" style:family="paragraph" style:parent-style-name="Standard" style:list-style-name="L23">
      <style:text-properties fo:color="#004586" style:font-name="Arial" fo:font-size="15pt" fo:font-weight="bold" style:font-size-asian="15pt" style:font-weight-asian="bold" style:font-size-complex="15pt" style:font-weight-complex="bold"/>
    </style:style>
    <style:style style:name="P123" style:family="paragraph" style:parent-style-name="Standard" style:list-style-name="L25">
      <style:text-properties fo:color="#004586" style:font-name="Arial" fo:font-size="15pt" fo:font-weight="bold" style:font-size-asian="15pt" style:font-weight-asian="bold" style:font-size-complex="15pt" style:font-weight-complex="bold"/>
    </style:style>
    <style:style style:name="P124" style:family="paragraph" style:parent-style-name="Standard" style:list-style-name="L27">
      <style:text-properties fo:color="#004586" style:font-name="Arial" fo:font-size="15pt" fo:font-weight="bold" style:font-size-asian="15pt" style:font-weight-asian="bold" style:font-size-complex="15pt" style:font-weight-complex="bold"/>
    </style:style>
    <style:style style:name="P125" style:family="paragraph" style:parent-style-name="Standard" style:list-style-name="L32">
      <style:text-properties fo:color="#004586" style:font-name="Arial" fo:font-size="15pt" fo:font-weight="bold" style:font-size-asian="15pt" style:font-weight-asian="bold" style:font-size-complex="15pt" style:font-weight-complex="bold"/>
    </style:style>
    <style:style style:name="P126" style:family="paragraph" style:parent-style-name="Standard">
      <style:text-properties fo:color="#004586" style:font-name="Arial" fo:font-size="15pt" style:text-underline-style="none" fo:font-weight="bold" style:font-size-asian="15pt" style:font-weight-asian="bold" style:font-size-complex="15pt" style:font-weight-complex="bold"/>
    </style:style>
    <style:style style:name="P127" style:family="paragraph" style:parent-style-name="Standard">
      <style:text-properties fo:color="#c5000b" style:font-name="Arial" fo:font-size="14pt" style:font-size-asian="14pt" style:font-size-complex="14pt"/>
    </style:style>
    <style:style style:name="P128" style:family="paragraph" style:parent-style-name="Standard">
      <style:text-properties fo:color="#c5000b" style:font-name="Arial" fo:font-size="15pt" style:font-size-asian="15pt" style:font-size-complex="15pt"/>
    </style:style>
    <style:style style:name="P129" style:family="paragraph" style:parent-style-name="Standard">
      <style:text-properties fo:color="#c5000b" style:font-name="Arial" fo:font-size="15pt" fo:font-weight="bold" style:font-size-asian="15pt" style:font-weight-asian="bold" style:font-size-complex="15pt" style:font-weight-complex="bold"/>
    </style:style>
    <style:style style:name="P130" style:family="paragraph" style:parent-style-name="Standard">
      <style:text-properties fo:color="#c5000b" style:font-name="Arial" fo:font-size="15pt" style:text-underline-style="none" fo:font-weight="bold" style:font-size-asian="15pt" style:font-weight-asian="bold" style:font-size-complex="15pt" style:font-weight-complex="bold"/>
    </style:style>
    <style:style style:name="P131" style:family="paragraph" style:parent-style-name="Standard">
      <style:text-properties fo:color="#0000ff" style:font-name="Arial" fo:font-size="14pt" fo:font-weight="bold" style:font-size-asian="14pt" style:font-weight-asian="bold" style:font-size-complex="14pt" style:font-weight-complex="bold"/>
    </style:style>
    <style:style style:name="P132" style:family="paragraph" style:parent-style-name="Standard" style:list-style-name="L36">
      <style:text-properties fo:color="#0000ff" style:font-name="Arial" fo:font-size="15pt" fo:font-weight="bold" style:font-size-asian="15pt" style:font-weight-asian="bold" style:font-size-complex="15pt" style:font-weight-complex="bold"/>
    </style:style>
    <style:style style:name="P133" style:family="paragraph" style:parent-style-name="Standard" style:list-style-name="L44">
      <style:text-properties fo:color="#0000ff" style:font-name="Arial" fo:font-size="15pt" fo:font-weight="bold" style:font-size-asian="15pt" style:font-weight-asian="bold" style:font-size-complex="15pt" style:font-weight-complex="bold"/>
    </style:style>
    <style:style style:name="P134" style:family="paragraph" style:parent-style-name="Standard" style:list-style-name="L45">
      <style:text-properties fo:color="#0000ff" style:font-name="Arial" fo:font-size="15pt" fo:font-weight="bold" style:font-size-asian="15pt" style:font-weight-asian="bold" style:font-size-complex="15pt" style:font-weight-complex="bold"/>
    </style:style>
    <style:style style:name="P135" style:family="paragraph" style:parent-style-name="Standard">
      <style:text-properties fo:color="#000000" style:font-name="Arial" fo:font-size="12pt" style:font-size-asian="12pt" style:font-size-complex="12pt"/>
    </style:style>
    <style:style style:name="P136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37" style:family="paragraph" style:parent-style-name="Heading_20_1">
      <style:text-properties style:font-name="Arial"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RIO</text:p>
      <text:p text:style-name="P5"/>
      <text:p text:style-name="P5"/>
      <text:p text:style-name="P5"/>
      <text:p text:style-name="P5">The_C_</text:p>
      <text:p text:style-name="P5"/>
      <text:p text:style-name="P5">C1. a tutorial introduction</text:p>
      <text:list xml:id="list2824830522152201534" text:style-name="L1">
        <text:list-item>
          <text:list>
            <text:list-item>
              <text:p text:style-name="P10">getting started</text:p>
            </text:list-item>
            <text:list-item>
              <text:p text:style-name="P10">Variables y Expresiones Aritmeticas</text:p>
            </text:list-item>
            <text:list-item>
              <text:p text:style-name="P10">La declaracion For</text:p>
            </text:list-item>
            <text:list-item>
              <text:p text:style-name="P10">Constantes simbolicas</text:p>
            </text:list-item>
            <text:list-item>
              <text:p text:style-name="P10">Entrada y salida Caracter</text:p>
            </text:list-item>
            <text:list-item>
              <text:p text:style-name="P10">Arreglos</text:p>
            </text:list-item>
            <text:list-item>
              <text:p text:style-name="P10">Funciones</text:p>
            </text:list-item>
            <text:list-item>
              <text:p text:style-name="P10">Argumentos – llamada por valor</text:p>
            </text:list-item>
            <text:list-item>
              <text:p text:style-name="P10">Arreglos de Caracteres</text:p>
            </text:list-item>
            <text:list-item>
              <text:p text:style-name="P10">Variables externas y scope</text:p>
            </text:list-item>
          </text:list>
        </text:list-item>
      </text:list>
      <text:p text:style-name="P5"/>
      <text:p text:style-name="P5">C2. Tipos, Operadores y Expresiones</text:p>
      <text:p text:style-name="P5"/>
      <text:list xml:id="list4278150629740255347" text:style-name="L2">
        <text:list-item>
          <text:list>
            <text:list-item>
              <text:p text:style-name="P11">Nombres de variables</text:p>
            </text:list-item>
            <text:list-item>
              <text:p text:style-name="P11">Tipos de datos y Tamaños</text:p>
            </text:list-item>
            <text:list-item>
              <text:p text:style-name="P11">Constantes</text:p>
            </text:list-item>
            <text:list-item>
              <text:p text:style-name="P11">Declaraciones</text:p>
            </text:list-item>
            <text:list-item>
              <text:p text:style-name="P11">Operadores Aritmeticos</text:p>
            </text:list-item>
            <text:list-item>
              <text:p text:style-name="P11">Operadores Relational y Logicos</text:p>
            </text:list-item>
            <text:list-item>
              <text:p text:style-name="P11">Conversiones de tipos</text:p>
            </text:list-item>
            <text:list-item>
              <text:p text:style-name="P11">Operadores de incremento y decremento</text:p>
            </text:list-item>
            <text:list-item>
              <text:p text:style-name="P11">Operadores Bitwise</text:p>
            </text:list-item>
            <text:list-item>
              <text:p text:style-name="P11">Operadores de asignamiento y expresiones</text:p>
            </text:list-item>
            <text:list-item>
              <text:p text:style-name="P11">Expresiones condicionales</text:p>
            </text:list-item>
            <text:list-item>
              <text:p text:style-name="P11">Precedencia y Order de Evaluacion</text:p>
            </text:list-item>
          </text:list>
        </text:list-item>
      </text:list>
      <text:p text:style-name="P5"/>
      <text:p text:style-name="P5">C3. Control de Flujo</text:p>
      <text:p text:style-name="P5"/>
      <text:list xml:id="list5669636970963606169" text:style-name="L3">
        <text:list-item>
          <text:list>
            <text:list-item>
              <text:p text:style-name="P12">Declaraciones y Bloques</text:p>
            </text:list-item>
            <text:list-item>
              <text:p text:style-name="P12">If-Else</text:p>
            </text:list-item>
            <text:list-item>
              <text:p text:style-name="P12">Else-If</text:p>
            </text:list-item>
            <text:list-item>
              <text:p text:style-name="P12">Switch</text:p>
            </text:list-item>
            <text:list-item>
              <text:p text:style-name="P12">Loops – While and For </text:p>
            </text:list-item>
            <text:list-item>
              <text:p text:style-name="P12">Loops – Do – while</text:p>
            </text:list-item>
            <text:list-item>
              <text:p text:style-name="P12">Break and Continue</text:p>
            </text:list-item>
            <text:list-item>
              <text:p text:style-name="P12">Goto an Etiquetas</text:p>
            </text:list-item>
          </text:list>
        </text:list-item>
      </text:list>
      <text:p text:style-name="P5"/>
      <text:p text:style-name="P5">C4. Funciones y Estructura del Programa</text:p>
      <text:p text:style-name="P5"/>
      <text:list xml:id="list8177918515250350246" text:style-name="L4">
        <text:list-item>
          <text:list>
            <text:list-item>
              <text:p text:style-name="P13">Lo basico de Funciones</text:p>
            </text:list-item>
            <text:list-item>
              <text:p text:style-name="P13">Funciones regresando no enteros</text:p>
            </text:list-item>
            <text:list-item>
              <text:p text:style-name="P13">Variables externas</text:p>
            </text:list-item>
            <text:list-item>
              <text:p text:style-name="P13"><text:soft-page-break/>Scope Rules</text:p>
            </text:list-item>
            <text:list-item>
              <text:p text:style-name="P13">Header Files</text:p>
            </text:list-item>
            <text:list-item>
              <text:p text:style-name="P13">Variables estaticas</text:p>
            </text:list-item>
            <text:list-item>
              <text:p text:style-name="P13">Variables register</text:p>
            </text:list-item>
            <text:list-item>
              <text:p text:style-name="P13">Block structure</text:p>
            </text:list-item>
            <text:list-item>
              <text:p text:style-name="P13">Initialization</text:p>
            </text:list-item>
            <text:list-item>
              <text:p text:style-name="P13">Recursion</text:p>
            </text:list-item>
            <text:list-item>
              <text:p text:style-name="P13">The C Preprocessor</text:p>
            </text:list-item>
          </text:list>
        </text:list-item>
      </text:list>
      <text:p text:style-name="P5"/>
      <text:p text:style-name="P5">C5. Apuntadores y Arreglos</text:p>
      <text:p text:style-name="P5"/>
      <text:list xml:id="list3661786266975758701" text:style-name="L5">
        <text:list-item>
          <text:list>
            <text:list-item>
              <text:p text:style-name="P14">Apuntadores y Direcciones</text:p>
            </text:list-item>
            <text:list-item>
              <text:p text:style-name="P14">Apuntadores y Argumentos de Funciones</text:p>
            </text:list-item>
            <text:list-item>
              <text:p text:style-name="P14">Apuntadores y arreglos</text:p>
            </text:list-item>
            <text:list-item>
              <text:p text:style-name="P14">Aritmetica de Direcciones</text:p>
            </text:list-item>
            <text:list-item>
              <text:p text:style-name="P14">Apuntadores a Caracter y Funciones</text:p>
            </text:list-item>
            <text:list-item>
              <text:p text:style-name="P14">Apuntadores Arreglo; Apuntadores a Apuntadores</text:p>
            </text:list-item>
            <text:list-item>
              <text:p text:style-name="P14">Arreglos multidimensionales</text:p>
            </text:list-item>
            <text:list-item>
              <text:p text:style-name="P14">Initialization de arreglos apuntador</text:p>
            </text:list-item>
            <text:list-item>
              <text:p text:style-name="P14">Apuntadores vs. Arreglos Multi-dimensionales</text:p>
            </text:list-item>
            <text:list-item>
              <text:p text:style-name="P14">Command-line Arguments</text:p>
            </text:list-item>
            <text:list-item>
              <text:p text:style-name="P14">Apuntadores a Funciones</text:p>
            </text:list-item>
            <text:list-item>
              <text:p text:style-name="P14">Complicated Declarations</text:p>
            </text:list-item>
          </text:list>
        </text:list-item>
      </text:list>
      <text:p text:style-name="P5"/>
      <text:p text:style-name="P5">C6. Estructuras</text:p>
      <text:p text:style-name="P5"/>
      <text:list xml:id="list8984092562647952074" text:style-name="L6">
        <text:list-item>
          <text:list>
            <text:list-item>
              <text:p text:style-name="P15">Lo basico de Estructuras</text:p>
            </text:list-item>
            <text:list-item>
              <text:p text:style-name="P15">Estructuras y Funciones</text:p>
            </text:list-item>
            <text:list-item>
              <text:p text:style-name="P15">Arreglos de Estructuras</text:p>
            </text:list-item>
            <text:list-item>
              <text:p text:style-name="P15">Apuntadores a Estructuras</text:p>
            </text:list-item>
            <text:list-item>
              <text:p text:style-name="P15">Self-referential Structures</text:p>
            </text:list-item>
            <text:list-item>
              <text:p text:style-name="P15">Table Lookup</text:p>
            </text:list-item>
            <text:list-item>
              <text:p text:style-name="P15">Typedef</text:p>
            </text:list-item>
            <text:list-item>
              <text:p text:style-name="P15">Unions</text:p>
            </text:list-item>
            <text:list-item>
              <text:p text:style-name="P15">Bit-fields</text:p>
            </text:list-item>
          </text:list>
        </text:list-item>
      </text:list>
      <text:p text:style-name="P5"/>
      <text:p text:style-name="P5">C7. Input and Output</text:p>
      <text:p text:style-name="P5"/>
      <text:list xml:id="list5073184291049870265" text:style-name="L7">
        <text:list-item>
          <text:list>
            <text:list-item>
              <text:p text:style-name="P16">Entrada y Salida Estandard</text:p>
            </text:list-item>
            <text:list-item>
              <text:p text:style-name="P16">Salida – Printf formateada</text:p>
            </text:list-item>
            <text:list-item>
              <text:p text:style-name="P16">Variable-length Argument Lists</text:p>
            </text:list-item>
            <text:list-item>
              <text:p text:style-name="P16">Entrada-Scanf Formateado</text:p>
            </text:list-item>
            <text:list-item>
              <text:p text:style-name="P16">Acceso de Archivo</text:p>
            </text:list-item>
            <text:list-item>
              <text:p text:style-name="P16">Error Handling – Stderr and Exit</text:p>
            </text:list-item>
            <text:list-item>
              <text:p text:style-name="P16">Line Input and Output</text:p>
            </text:list-item>
            <text:list-item>
              <text:p text:style-name="P16">Micellaneous Functions</text:p>
            </text:list-item>
          </text:list>
        </text:list-item>
      </text:list>
      <text:p text:style-name="P5"/>
      <text:p text:style-name="P5">C8. La Interface del Sistema UNIX</text:p>
      <text:p text:style-name="P5"/>
      <text:list xml:id="list6367375778236051522" text:style-name="L8">
        <text:list-item>
          <text:list>
            <text:list-item>
              <text:p text:style-name="P17"><text:soft-page-break/>File Descriptors</text:p>
            </text:list-item>
            <text:list-item>
              <text:p text:style-name="P17">Low Level I/O – Read and Write</text:p>
            </text:list-item>
            <text:list-item>
              <text:p text:style-name="P17">Abrir, Crear, Cerrar, Unlink</text:p>
            </text:list-item>
            <text:list-item>
              <text:p text:style-name="P17">Acceso aleatorio – Lseek</text:p>
            </text:list-item>
            <text:list-item>
              <text:p text:style-name="P17">Ejemplo – Una implementacion de Fopen y Getc</text:p>
            </text:list-item>
            <text:list-item>
              <text:p text:style-name="P17">Ejemplo – Listando Directorios</text:p>
            </text:list-item>
            <text:list-item>
              <text:p text:style-name="P17">Ejemplo - <text:s/>A Storage Allocator</text:p>
            </text:list-item>
          </text:list>
        </text:list-item>
      </text:list>
      <text:p text:style-name="P5"/>
      <text:p text:style-name="P5">AA. Manual de Referencia</text:p>
      <text:p text:style-name="P5"/>
      <text:p text:style-name="P5">A1. Introduccion</text:p>
      <text:p text:style-name="P5">A2. Lexical Conventions</text:p>
      <text:p text:style-name="P5">A3. Syntax Notation</text:p>
      <text:p text:style-name="P5">A4. Meaning of Identifiers</text:p>
      <text:p text:style-name="P5">A5. Objetos y Lvalues</text:p>
      <text:p text:style-name="P5">A6. Conversiones</text:p>
      <text:p text:style-name="P5">A7. Expresiones</text:p>
      <text:p text:style-name="P5"/>
      <text:p text:style-name="P108">Preface</text:p>
      <text:p text:style-name="P5"/>
      <text:p text:style-name="P5">computing world - mundo de la computación</text:p>
      <text:p text:style-name="P5">udergone -</text:p>
      <text:p text:style-name="P5"/>
      <text:list xml:id="list1214726537458113942" text:style-name="L101">
        <text:list-item>
          <text:p text:style-name="P88">“The C Programming Language in 1978”</text:p>
          <text:p text:style-name="P88"/>
        </text:list-item>
      </text:list>
      <text:p text:style-name="P5">big computers - grandes computadoras</text:p>
      <text:p text:style-name="P5">are much bigger - son mucho mas grandes</text:p>
      <text:p text:style-name="P5">that rival - ese rival --------</text:p>
      <text:p text:style-name="P5">has changed too - ha cambiado tambien</text:p>
      <text:p text:style-name="P5">has spread far beyond - se ha extendido mucho más allá</text:p>
      <text:p text:style-name="P5"/>
      <text:list xml:id="list7249236062583507992" text:style-name="L9">
        <text:list-item>
          <text:p text:style-name="P18">1983, the American National Standards Institute (ANSI)</text:p>
        </text:list-item>
        <text:list-item>
          <text:p text:style-name="P18">Sistema operativo UNIX</text:p>
        </text:list-item>
      </text:list>
      <text:p text:style-name="P5">xxxx</text:p>
      <text:p text:style-name="P5"/>
      <text:list xml:id="list3374269622512016387" text:style-name="L102">
        <text:list-item>
          <text:p text:style-name="P89">1983 – the America National Standars Institute (ANSI)</text:p>
        </text:list-item>
      </text:list>
      <text:p text:style-name="P5"/>
      <text:p text:style-name="P5">while still retaining spirit - sin dejar de retener el espíritu</text:p>
      <text:p text:style-name="P5"/>
      <text:p text:style-name="P5">xxxxxxx</text:p>
      <text:p text:style-name="P5"/>
      <text:p text:style-name="P5">spelled out – deletreado</text:p>
      <text:p text:style-name="P5"/>
      <text:p text:style-name="P5">xxx This second</text:p>
      <text:p text:style-name="P5">xxx We have tried</text:p>
      <text:p text:style-name="P5">xxx Appendix A</text:p>
      <text:p text:style-name="P5"/>
      <text:p text:style-name="P5">it too is meant - también está destinado</text:p>
      <text:p text:style-name="P5"><text:soft-page-break/>wears well as - viste bien como</text:p>
      <text:p text:style-name="P5">we are deeply indebted - estamos profundamente endeudados</text:p>
      <text:p text:style-name="P5"/>
      <text:p text:style-name="P5"/>
      <text:p text:style-name="P105">Introduction</text:p>
      <text:p text:style-name="P5"/>
      <text:p text:style-name="P5">xxx C is a</text:p>
      <text:p text:style-name="P5"/>
      <text:list xml:id="list4185333431301614166" text:style-name="L10">
        <text:list-item>
          <text:p text:style-name="P19">C es un lenguaje de programacion de proposito general.</text:p>
        </text:list-item>
        <text:list-item>
          <text:p text:style-name="P19">UNIX system</text:p>
        </text:list-item>
      </text:list>
      <text:p text:style-name="P5"/>
      <text:p text:style-name="P5">it has been closely associated - ha estado estrechamente asociado</text:p>
      <text:p text:style-name="P5">is not tied to any one - no está atado a nadie</text:p>
      <text:p text:style-name="P5"/>
      <text:p text:style-name="P5">xxx Many of the </text:p>
      <text:p text:style-name="P5"/>
      <text:p text:style-name="P5">stem from the language -</text:p>
      <text:p text:style-name="P5"/>
      <text:list xml:id="list1480080729652501472" text:style-name="L11">
        <text:list-item>
          <text:p text:style-name="P20">language BCPL – Martin Richards</text:p>
        </text:list-item>
      </text:list>
      <text:p text:style-name="P5"/>
      <text:p text:style-name="P5">proceeded - procedió</text:p>
      <text:p text:style-name="P5"/>
      <text:list xml:id="list1328342342" text:continue-numbering="true" text:style-name="L11">
        <text:list-item>
          <text:p text:style-name="P20">language B – Ken Thompson – 1970 – DEC PDP-7</text:p>
        </text:list-item>
      </text:list>
      <text:p text:style-name="P5"/>
      <text:p text:style-name="P5">typeless - sin tipo</text:p>
      <text:p text:style-name="P5"/>
      <text:list xml:id="list1581921834" text:continue-numbering="true" text:style-name="L11">
        <text:list-item>
          <text:p text:style-name="P20">fundamental types: characteres, integers, floating-point numbers of several sizes</text:p>
        </text:list-item>
        <text:list-item>
          <text:p text:style-name="P20">a hierarchy of derived data types created with pointers, arrays, structures and unions</text:p>
        </text:list-item>
        <text:list-item>
          <text:p text:style-name="P20">expresiones son formadas desde operadores y operandos</text:p>
        </text:list-item>
      </text:list>
      <text:p text:style-name="P5"/>
      <text:p text:style-name="P5">xxx C provides the </text:p>
      <text:p text:style-name="P5"/>
      <text:list xml:id="list737404583" text:continue-numbering="true" text:style-name="L11">
        <text:list-item>
          <text:p text:style-name="P20">agrupando declaraciones, if-else, switch, while, for, do, break</text:p>
        </text:list-item>
      </text:list>
      <text:p text:style-name="P5"/>
      <text:p text:style-name="P5">xxx Functions may</text:p>
      <text:p text:style-name="P5"/>
      <text:list xml:id="list1802873696" text:continue-numbering="true" text:style-name="L11">
        <text:list-item>
          <text:p text:style-name="P20">any function may be called recursively</text:p>
        </text:list-item>
      </text:list>
      <text:p text:style-name="P5"/>
      <text:p text:style-name="P5">xxx A preprocessing</text:p>
      <text:p text:style-name="P127"/>
      <text:p text:style-name="P127">16</text:p>
      <text:p text:style-name="P5"/>
      <text:p text:style-name="P5">pejorative – peyorativa</text:p>
      <text:p text:style-name="P5"/>
      <text:p text:style-name="P5">xxx C provides</text:p>
      <text:p text:style-name="P5"/>
      <text:p text:style-name="P5">* string de caracteres, conjuntos, listas, arreglos</text:p>
      <text:p text:style-name="P5"/>
      <text:list xml:id="list2553900389676159072" text:style-name="L12">
        <text:list-item>
          <text:p text:style-name="P21"><text:soft-page-break/>there is no heap or garbage collection</text:p>
        </text:list-item>
      </text:list>
      <text:p text:style-name="P5"/>
      <text:p text:style-name="P5">xxx Similarly C</text:p>
      <text:p text:style-name="P5"/>
      <text:p text:style-name="P5">straightforward - Sencilla</text:p>
      <text:p text:style-name="P5">single-thread control flow - flujo de control de un solo hilo</text:p>
      <text:p text:style-name="P5"/>
      <text:p text:style-name="P5">xxx Although</text:p>
      <text:p text:style-name="P5"/>
      <text:p text:style-name="P5">and learned quickly - y aprendí rapido</text:p>
      <text:p text:style-name="P5">may seem like - puede parecer como</text:p>
      <text:p text:style-name="P5">and learned quickly - y aprendí rapido</text:p>
      <text:p text:style-name="P5"/>
      <text:p text:style-name="P5">xxx For many years</text:p>
      <text:p text:style-name="P5"/>
      <text:list xml:id="list680459194061951285" text:style-name="L13">
        <text:list-item>
          <text:p text:style-name="P22">in 1983, the American National Standards Institute (ANSI)</text:p>
        </text:list-item>
      </text:list>
      <text:p text:style-name="P5"/>
      <text:p text:style-name="P5">xxx the standard</text:p>
      <text:p text:style-name="P5"/>
      <text:p text:style-name="P5">failing that - fallando en eso</text:p>
      <text:p text:style-name="P5"/>
      <text:p text:style-name="P5">xxx for most programmers</text:p>
      <text:p text:style-name="P5"/>
      <text:p text:style-name="P5">xxx There are other</text:p>
      <text:p text:style-name="P5"/>
      <text:p text:style-name="P5">is more elaborate - Es mas elaborada</text:p>
      <text:p text:style-name="P5"/>
      <text:p text:style-name="P128">17</text:p>
      <text:p text:style-name="P5"/>
      <text:p text:style-name="P5">xxx a second significant</text:p>
      <text:p text:style-name="P6"/>
      <text:p text:style-name="P5">and the like - y similares</text:p>
      <text:p text:style-name="P5">are assured - están asegurados</text:p>
      <text:p text:style-name="P5">is closely modeled - Está estrechamente modelada</text:p>
      <text:p text:style-name="P5"/>
      <text:p text:style-name="P5">xxx because the data</text:p>
      <text:p text:style-name="P5"/>
      <text:p text:style-name="P5">is tiny - Es pequeña</text:p>
      <text:p text:style-name="P5">can be avoided - se puede evitar</text:p>
      <text:p text:style-name="P5"/>
      <text:p text:style-name="P5">xxx although c</text:p>
      <text:p text:style-name="P5"/>
      <text:p text:style-name="P5"/>
      <text:p text:style-name="P5">prescribes – prescribe</text:p>
      <text:p text:style-name="P5"/>
      <text:p text:style-name="P5">xxx c es not</text:p>
      <text:p text:style-name="P5"/>
      <text:p text:style-name="P5">strengthened - fortificada</text:p>
      <text:p text:style-name="P5"><text:soft-page-break/>frowned on - mal visto</text:p>
      <text:p text:style-name="P5">will warn - advertirá</text:p>
      <text:p text:style-name="P5">nevertheless - sin embargo</text:p>
      <text:p text:style-name="P5"/>
      <text:p text:style-name="P5">xxx c, like any</text:p>
      <text:p text:style-name="P5"/>
      <text:p text:style-name="P5">blemishes - imperfecciones</text:p>
      <text:p text:style-name="P5">the wrong precedence - la precedencia incorrecta</text:p>
      <text:p text:style-name="P5">nonetheless - sin embargo</text:p>
      <text:p text:style-name="P5"/>
      <text:p text:style-name="P5">xxx the book</text:p>
      <text:p text:style-name="P5"/>
      <text:p text:style-name="P5">18</text:p>
      <text:p text:style-name="P5"/>
      <text:p text:style-name="P5">touches - toca</text:p>
      <text:p text:style-name="P5"/>
      <text:p text:style-name="P5">19</text:p>
      <text:p text:style-name="P5"/>
      <text:p text:style-name="P131">c1. a tutorial introduction</text:p>
      <text:p text:style-name="P5"/>
      <text:p text:style-name="P5">but without getting bogged down - pero sin empantanarme</text:p>
      <text:p text:style-name="P5">exceptions -</text:p>
      <text:p text:style-name="P5">are meant - se entiende</text:p>
      <text:p text:style-name="P5"/>
      <text:p text:style-name="P5">xxx this approach</text:p>
      <text:p text:style-name="P5"/>
      <text:p text:style-name="P5">drawbacks - inconvenientes</text:p>
      <text:p text:style-name="P5">misleading - engañosa</text:p>
      <text:p text:style-name="P5">but be warned - pero ten cuidado</text:p>
      <text:p text:style-name="P5">annoys – molesta</text:p>
      <text:p text:style-name="P5"/>
      <text:p text:style-name="P5">xxx in any case</text:p>
      <text:p text:style-name="P5"/>
      <text:p text:style-name="P5">of their own -</text:p>
      <text:p text:style-name="P5">framework -</text:p>
      <text:p text:style-name="P5">to hang</text:p>
      <text:p text:style-name="P5"/>
      <text:p text:style-name="P5"/>
      <text:list xml:id="list4237320933233680296" text:style-name="L14">
        <text:list-item>
          <text:list>
            <text:list-item>
              <text:p text:style-name="P104">Getting Started</text:p>
            </text:list-item>
          </text:list>
        </text:list-item>
      </text:list>
      <text:p text:style-name="P5"/>
      <text:p text:style-name="P5"/>
      <text:p text:style-name="P5">xxx the only way</text:p>
      <text:p text:style-name="P5"/>
      <text:p text:style-name="P5">big hurdle - gran obstáculo</text:p>
      <text:p text:style-name="P5">to leap over – saltar</text:p>
      <text:p text:style-name="P5"/>
      <text:p text:style-name="P129"/>
      <text:p text:style-name="P129">20</text:p>
      <text:p text:style-name="P5"><text:soft-page-break/></text:p>
      <text:p text:style-name="P5">somewhere - en algún lugar</text:p>
      <text:p text:style-name="P5">mastered - dominada</text:p>
      <text:p text:style-name="P5">everything else - todo lo demas</text:p>
      <text:p text:style-name="P5"/>
      <text:p text:style-name="P5"/>
      <text:p text:style-name="P5"/>
      <text:p text:style-name="P7">#include &lt;stdio.h&gt;</text:p>
      <text:p text:style-name="P7"/>
      <text:p text:style-name="P7">main()</text:p>
      <text:p text:style-name="P7">{</text:p>
      <text:p text:style-name="P7"><text:s text:c="3"/>print(“Hello, world\n);</text:p>
      <text:p text:style-name="P7">}</text:p>
      <text:p text:style-name="P5"/>
      <text:p text:style-name="P5"/>
      <text:p text:style-name="P8">cc hello.c</text:p>
      <text:p text:style-name="P5"/>
      <text:p text:style-name="P5">xxx if fou haven't</text:p>
      <text:p text:style-name="P5"/>
      <text:p text:style-name="P5">botched anything - estropeó cualquier cosa</text:p>
      <text:p text:style-name="P5">silently - silenciosamente</text:p>
      <text:p text:style-name="P5"/>
      <text:p text:style-name="P5">xxx now other systems</text:p>
      <text:p text:style-name="P5"/>
      <text:p text:style-name="P5">whatever its size</text:p>
      <text:p text:style-name="P5"/>
      <text:list xml:id="list6394378234750713331" text:style-name="L103">
        <text:list-item>
          <text:p text:style-name="P90">un programa C consiste de funciones y variables</text:p>
        </text:list-item>
        <text:list-item>
          <text:p text:style-name="P90">una funcion contiene statements que especifican las operaciones de calculo para ser hechas, y variables que almacenan valores durante el calculo.</text:p>
        </text:list-item>
      </text:list>
      <text:p text:style-name="P5"/>
      <text:p text:style-name="P5">somewhere - en algún lugar</text:p>
      <text:p text:style-name="P5"/>
      <text:p text:style-name="P5">xxx main will usually</text:p>
      <text:p text:style-name="P5"/>
      <text:list xml:id="list2151972911556632527" text:style-name="L104">
        <text:list-item>
          <text:p text:style-name="P91">#include &lt;stdio.h&gt; incluir informacion acerca de la libreria estandard entrada/salida</text:p>
        </text:list-item>
        <text:list-item>
          <text:p text:style-name="P91">argumentos</text:p>
        </text:list-item>
        <text:list-item>
          <text:p text:style-name="P91">las statem,ents de una funcion son encerradas en braces {}</text:p>
        </text:list-item>
        <text:list-item>
          <text:p text:style-name="P91">character string o string constant</text:p>
        </text:list-item>
      </text:list>
      <text:p text:style-name="P5"/>
      <text:list xml:id="list4411479734708546872" text:style-name="L15">
        <text:list-item>
          <text:p text:style-name="P23">an scape sequence like \n</text:p>
        </text:list-item>
      </text:list>
      <text:p text:style-name="P5"/>
      <text:p text:style-name="P128">22</text:p>
      <text:p text:style-name="P5"/>
      <text:p text:style-name="P5">xxx Notice that</text:p>
      <text:p text:style-name="P5"/>
      <text:list xml:id="list6077073692959603180" text:style-name="L105">
        <text:list-item>
          <text:p text:style-name="P92">escape sequence</text:p>
        </text:list-item>
        <text:list-item>
          <text:p text:style-name="P92">\t, tab, \b \”, \\</text:p>
        </text:list-item>
      </text:list>
      <text:p text:style-name="P5"/>
      <text:p text:style-name="P5"><text:soft-page-break/></text:p>
      <text:p text:style-name="P5"/>
      <text:p text:style-name="P5"/>
      <text:list xml:id="list7807389340891357455" text:style-name="L16">
        <text:list-item>
          <text:list>
            <text:list-item>
              <text:p text:style-name="P115">Variables and Arithmetic Expressions</text:p>
            </text:list-item>
          </text:list>
        </text:list-item>
      </text:list>
      <text:p text:style-name="P102"/>
      <text:list xml:id="list4357887230368034890" text:style-name="L17">
        <text:list-item>
          <text:p text:style-name="P24">comentarios, declaraciones, variables, expresiones aritmeticas, loops y formato de salida</text:p>
        </text:list-item>
      </text:list>
      <text:p text:style-name="P5"/>
      <text:p text:style-name="P5">xxx the program itself</text:p>
      <text:p text:style-name="P5"/>
      <text:p text:style-name="P5">it is longer than</text:p>
      <text:p text:style-name="P5"/>
      <text:list xml:id="list402383800766231240" text:style-name="L106">
        <text:list-item>
          <text:p text:style-name="P93">comentarios</text:p>
        </text:list-item>
        <text:list-item>
          <text:p text:style-name="P93">declaraciones</text:p>
        </text:list-item>
        <text:list-item>
          <text:p text:style-name="P93">variables</text:p>
        </text:list-item>
        <text:list-item>
          <text:p text:style-name="P93">expresiones aritmeticas</text:p>
        </text:list-item>
        <text:list-item>
          <text:p text:style-name="P93">loops</text:p>
        </text:list-item>
        <text:list-item>
          <text:p text:style-name="P93">salida formateada</text:p>
        </text:list-item>
      </text:list>
      <text:p text:style-name="P5"/>
      <text:p text:style-name="P2">#include &lt;stdio.h&gt;</text:p>
      <text:p text:style-name="P2"/>
      <text:p text:style-name="P2">/* imprime tabla Fahrenheit-Celsius </text:p>
      <text:p text:style-name="P2"><text:s text:c="4"/>para fahr = 0, 20, ..., 300 */</text:p>
      <text:p text:style-name="P2"/>
      <text:p text:style-name="P2">main()</text:p>
      <text:p text:style-name="P2">{</text:p>
      <text:p text:style-name="P2"><text:s text:c="3"/>int fahr, celsius;</text:p>
      <text:p text:style-name="P2"><text:s text:c="3"/>int lower, upper, step;</text:p>
      <text:p text:style-name="P5"/>
      <text:p text:style-name="P2"><text:s text:c="3"/>lower = 0; <text:s/>/* limite inferior de la tabla de temperatura */</text:p>
      <text:p text:style-name="P2"><text:s text:c="3"/>upper = 300; /* limite superior */</text:p>
      <text:p text:style-name="P2"><text:s text:c="3"/>step = 20; /* step size */</text:p>
      <text:p text:style-name="P2"/>
      <text:p text:style-name="P2"><text:s text:c="3"/>fahr = lower;</text:p>
      <text:p text:style-name="P2"><text:s text:c="3"/>while (fahr &lt;= upper) { <text:s text:c="2"/></text:p>
      <text:p text:style-name="P2"><text:s text:c="6"/>celsius = 5 * (fahr – 32) / 9;</text:p>
      <text:p text:style-name="P2"><text:s text:c="6"/>printf(“%d\t%d\n”, fahr, celcius);</text:p>
      <text:p text:style-name="P2"><text:s text:c="6"/>fahr = fahr + step;</text:p>
      <text:p text:style-name="P2"><text:s text:c="3"/>}</text:p>
      <text:p text:style-name="P2">}</text:p>
      <text:p text:style-name="P5"/>
      <text:p text:style-name="P5">xxx the two lines</text:p>
      <text:p text:style-name="P5"/>
      <text:list xml:id="list2014670594335916252" text:style-name="L18">
        <text:list-item>
          <text:p text:style-name="P25">en C, todas la variables deben ser declaradas antes que ellas sean uusadas</text:p>
        </text:list-item>
      </text:list>
      <text:p text:style-name="P5"/>
      <text:p text:style-name="P5">xxx in C, all variables</text:p>
      <text:p text:style-name="P5"/>
      <text:p text:style-name="P5">announces</text:p>
      <text:p text:style-name="P5"><text:soft-page-break/></text:p>
      <text:p text:style-name="P5"/>
      <text:list xml:id="list1276123554" text:continue-numbering="true" text:style-name="L18">
        <text:list-item>
          <text:p text:style-name="P25">una declaracion anuncia las propiedades de la variables, esta consiste de un nombre de tipo y una lista de variables</text:p>
        </text:list-item>
      </text:list>
      <text:p text:style-name="P5"/>
      <text:p text:style-name="P5"/>
      <text:p text:style-name="P5">char – character – a single byte</text:p>
      <text:p text:style-name="P5">short<text:tab/>short integer</text:p>
      <text:p text:style-name="P5">long<text:tab/>long integer</text:p>
      <text:p text:style-name="P5">double<text:tab/>punto flotante de doble presicion</text:p>
      <text:p text:style-name="P5"/>
      <text:list xml:id="list871292410501487599" text:style-name="L107">
        <text:list-item>
          <text:p text:style-name="P94">hay tambien arreglos, estructuras y uniones a estos tipos basicos, apuntadores a ellos, y funciones</text:p>
        </text:list-item>
      </text:list>
      <text:p text:style-name="P5"/>
      <text:p text:style-name="P5">we will meet in due course -</text:p>
      <text:p text:style-name="P5"/>
      <text:list xml:id="list6970187374805420437" text:style-name="L108">
        <text:list-item>
          <text:p text:style-name="P95">assignment statements</text:p>
        </text:list-item>
      </text:list>
      <text:p text:style-name="P5"/>
      <text:p text:style-name="P5">xxx the while loop</text:p>
      <text:p text:style-name="P5"/>
      <text:p text:style-name="P5">xxx the body of</text:p>
      <text:p text:style-name="P5"/>
      <text:p text:style-name="P5">xxx in either case</text:p>
      <text:p text:style-name="P5"/>
      <text:p text:style-name="P5">indent -</text:p>
      <text:p text:style-name="P5">passionate beliefs -</text:p>
      <text:p text:style-name="P5"/>
      <text:p text:style-name="P5">xxx the reason</text:p>
      <text:p text:style-name="P5"/>
      <text:p text:style-name="P128">25</text:p>
      <text:p text:style-name="P128"/>
      <text:p text:style-name="P135">xxx this example</text:p>
      <text:p text:style-name="P135"/>
      <text:p text:style-name="P135">xxx by the way</text:p>
      <text:p text:style-name="P135"/>
      <text:p text:style-name="P135">xxx in order to</text:p>
      <text:p text:style-name="P135"/>
      <text:p text:style-name="P135">xxx there are a couple</text:p>
      <text:p text:style-name="P135"/>
      <text:p text:style-name="P135">a couple -</text:p>
      <text:p text:style-name="P135">very pretty -</text:p>
      <text:p text:style-name="P135"/>
      <text:p text:style-name="P135">Here is a second version</text:p>
      <text:p text:style-name="P135"/>
      <text:p text:style-name="P128">26</text:p>
      <text:p text:style-name="P135"/>
      <text:p text:style-name="P135">xxx this is much</text:p>
      <text:p text:style-name="P135"/>
      <text:p text:style-name="P135"><text:soft-page-break/>xxx if an arithmetic</text:p>
      <text:p text:style-name="P135"/>
      <text:p text:style-name="P135">novertheless</text:p>
      <text:p text:style-name="P135"/>
      <text:p text:style-name="P135">xxx the printf</text:p>
      <text:p text:style-name="P135"/>
      <text:p text:style-name="P127">27</text:p>
      <text:p text:style-name="P135"/>
      <text:p text:style-name="P135">* %% </text:p>
      <text:p text:style-name="P135"/>
      <text:p text:style-name="P5"/>
      <text:list xml:id="list880063835322422438" text:style-name="L19">
        <text:list-item>
          <text:list>
            <text:list-item>
              <text:p text:style-name="P120">La declaracion For</text:p>
            </text:list-item>
          </text:list>
        </text:list-item>
      </text:list>
      <text:p text:style-name="P5"/>
      <text:p text:style-name="P5">plenty - mucha</text:p>
      <text:p text:style-name="P5"/>
      <text:p text:style-name="P2">#include &lt;stdio.h&gt;</text:p>
      <text:p text:style-name="P5"/>
      <text:p text:style-name="P2">/* print Fahrenheit-Celsius table */</text:p>
      <text:p text:style-name="P2"/>
      <text:p text:style-name="P2">main()</text:p>
      <text:p text:style-name="P2">{</text:p>
      <text:p text:style-name="P2"><text:s text:c="3"/>int fahr;</text:p>
      <text:p text:style-name="P2"/>
      <text:p text:style-name="P2"><text:s text:c="3"/>for (fahr = 0; fahr &lt;= 300; fahr + fahr + 20)</text:p>
      <text:p text:style-name="P2"><text:s text:c="6"/>printf(“%3d %6.1f\n”, fahr, (5.0/9.0)*(fahr – 32));</text:p>
      <text:p text:style-name="P5">}</text:p>
      <text:p text:style-name="P5"/>
      <text:p text:style-name="P5"/>
      <text:p text:style-name="P128">28</text:p>
      <text:p text:style-name="P5"/>
      <text:p text:style-name="P5"/>
      <text:p text:style-name="P5">it certainly looks different - ciertamente se ve diferente</text:p>
      <text:p text:style-name="P5"/>
      <text:p text:style-name="P5">permissible - permisible</text:p>
      <text:p text:style-name="P5"/>
      <text:list xml:id="list6630255112541690187" text:style-name="L20">
        <text:list-item>
          <text:list>
            <text:list-item>
              <text:p text:style-name="P106">Symbolic Constants</text:p>
            </text:list-item>
          </text:list>
        </text:list-item>
      </text:list>
      <text:p text:style-name="P5"/>
      <text:p text:style-name="P5">forever- para siempre</text:p>
      <text:p text:style-name="P5">bury- enterrar</text:p>
      <text:p text:style-name="P5">convey - transmitir</text:p>
      <text:p text:style-name="P5"/>
      <text:list xml:id="list8725150132461244637" text:style-name="L21">
        <text:list-item>
          <text:p text:style-name="P26">#define define un nombre simbolico o constante simbolica</text:p>
        </text:list-item>
        <text:list-item>
          <text:p text:style-name="P26">ç</text:p>
        </text:list-item>
      </text:list>
      <text:p text:style-name="P5"/>
      <text:p text:style-name="P5">xxx thereafter, any</text:p>
      <text:p text:style-name="P5"/>
      <text:p text:style-name="P5"/>
      <text:p text:style-name="P5">thereafter - después de eso</text:p>
      <text:p text:style-name="P5"><text:soft-page-break/></text:p>
      <text:p text:style-name="P3">#include &lt;stdio.h&gt;</text:p>
      <text:p text:style-name="P3"/>
      <text:p text:style-name="P3">#define<text:tab/>LOWER 0<text:tab/>/* limite inferior de la tabla */</text:p>
      <text:p text:style-name="P3">#define<text:tab/>UPPER <text:s text:c="2"/>300 <text:s/>/* limite superior */</text:p>
      <text:p text:style-name="P3">#define<text:tab/>STEP<text:tab/> <text:s text:c="3"/>20<text:tab/>/* tamaño del paso */</text:p>
      <text:p text:style-name="P3"/>
      <text:p text:style-name="P5"/>
      <text:p text:style-name="P3">/* imprime tabla Fahrenheit-Celsius table */</text:p>
      <text:p text:style-name="P3"/>
      <text:p text:style-name="P3">main()</text:p>
      <text:p text:style-name="P3">{</text:p>
      <text:p text:style-name="P3"><text:s text:c="3"/>int fahr;</text:p>
      <text:p text:style-name="P3"/>
      <text:p text:style-name="P3"/>
      <text:p text:style-name="P3">}</text:p>
      <text:p text:style-name="P5"/>
      <text:list xml:id="list3498164532778464081" text:style-name="L22">
        <text:list-item>
          <text:p text:style-name="P27">symbolic constants</text:p>
        </text:list-item>
      </text:list>
      <text:p text:style-name="P5"/>
      <text:p text:style-name="P5">can be readily distinguished - se puede distinguir fácilmente</text:p>
      <text:p text:style-name="P5"/>
      <text:p text:style-name="P5"/>
      <text:p text:style-name="P5"/>
      <text:list xml:id="list5758642757644080231" text:style-name="L23">
        <text:list-item>
          <text:list>
            <text:list-item>
              <text:p text:style-name="P122">Entrada y salida caracter</text:p>
            </text:list-item>
          </text:list>
        </text:list-item>
      </text:list>
      <text:p text:style-name="P121"/>
      <text:p text:style-name="P136">xxx the model of</text:p>
      <text:p text:style-name="P5"/>
      <text:list xml:id="list8848010135218756601" text:style-name="L24">
        <text:list-item>
          <text:p text:style-name="P28">streams of characters</text:p>
        </text:list-item>
        <text:list-item>
          <text:p text:style-name="P28">text stream – secuencia de caracteres dividida en lineas; cada linea consiste de cero o mas caracteresseguido por un caracter newline.</text:p>
        </text:list-item>
      </text:list>
      <text:p text:style-name="P5"/>
      <text:p text:style-name="P5">Xxx the standard library</text:p>
      <text:p text:style-name="P5"/>
      <text:list xml:id="list114079894" text:continue-numbering="true" text:style-name="L24">
        <text:list-item>
          <text:p text:style-name="P28">getchar, putchar</text:p>
        </text:list-item>
        <text:list-item>
          <text:p text:style-name="P28">c = getchar()</text:p>
        </text:list-item>
        <text:list-item>
          <text:p text:style-name="P28">putchar(c)</text:p>
        </text:list-item>
      </text:list>
      <text:p text:style-name="P5"/>
      <text:p text:style-name="P5">may be interleaved - Puede ser intercalada</text:p>
      <text:p text:style-name="P5"/>
      <text:p text:style-name="P129">30</text:p>
      <text:p text:style-name="P5"/>
      <text:list xml:id="list1106415911403751129" text:style-name="L25">
        <text:list-item>
          <text:list>
            <text:list-item>
              <text:list>
                <text:list-item>
                  <text:p text:style-name="P123">File Copying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>#include &lt;stdio.h&gt;</text:p>
      <text:p text:style-name="P5"/>
      <text:p text:style-name="P5"><text:soft-page-break/>/* copiar la entrada a la salida; 1a version */</text:p>
      <text:p text:style-name="P5"/>
      <text:p text:style-name="P5">main()</text:p>
      <text:p text:style-name="P5">{</text:p>
      <text:p text:style-name="P5"><text:s text:c="3"/>int c;</text:p>
      <text:p text:style-name="P5"/>
      <text:p text:style-name="P5"><text:s text:c="3"/>c = getchar();</text:p>
      <text:p text:style-name="P5"><text:s text:c="3"/>while (c != EOF) {</text:p>
      <text:p text:style-name="P5"><text:s text:c="6"/>puchar(c);</text:p>
      <text:p text:style-name="P5"><text:s text:c="6"/>c = getchar();</text:p>
      <text:p text:style-name="P5"><text:s text:c="3"/>}</text:p>
      <text:p text:style-name="P5">}</text:p>
      <text:p text:style-name="P5"/>
      <text:p text:style-name="P5">xxx what appears</text:p>
      <text:p text:style-name="P5"/>
      <text:p text:style-name="P5">what appears - lo que aparece</text:p>
      <text:p text:style-name="P5">is of course - es por supuesto</text:p>
      <text:p text:style-name="P5">like everything else - como todo lo demás</text:p>
      <text:p text:style-name="P5">a bit pattern - un patrón de bits</text:p>
      <text:p text:style-name="P5">a subtle - Una sutil</text:p>
      <text:p text:style-name="P5"/>
      <text:p text:style-name="P5">xxx the problem</text:p>
      <text:p text:style-name="P5"/>
      <text:p text:style-name="P5">a distinctive value - un valor distintivo</text:p>
      <text:p text:style-name="P5"/>
      <text:p text:style-name="P5">xxx EOF is an</text:p>
      <text:p text:style-name="P5"/>
      <text:p text:style-name="P5">*EOF fin de archivo, es un entero definido en &lt;stdio.h&gt;</text:p>
      <text:p text:style-name="P5"/>
      <text:p text:style-name="P128">31</text:p>
      <text:p text:style-name="P5"/>
      <text:p text:style-name="P5">as long as - Mientras</text:p>
      <text:p text:style-name="P5">the left hand side - el lado izquierdo</text:p>
      <text:p text:style-name="P5"/>
      <text:p text:style-name="P5">#include &lt;stdio.h&gt;</text:p>
      <text:p text:style-name="P5"/>
      <text:p text:style-name="P5">/* copiar la entrada a la salida; 1a version */</text:p>
      <text:p text:style-name="P5"/>
      <text:p text:style-name="P5">main()</text:p>
      <text:p text:style-name="P5">{</text:p>
      <text:p text:style-name="P5"><text:s text:c="3"/>int c;</text:p>
      <text:p text:style-name="P5"/>
      <text:p text:style-name="P5"><text:s text:c="3"/>while ((c = getchar()) != EOF) {</text:p>
      <text:p text:style-name="P5"><text:s text:c="6"/>puchar(c);</text:p>
      <text:p text:style-name="P5">}</text:p>
      <text:p text:style-name="P5"/>
      <text:p text:style-name="P5">xxx this version</text:p>
      <text:p text:style-name="P5"/>
      <text:p text:style-name="P5"><text:soft-page-break/></text:p>
      <text:p text:style-name="P5">shrinks – encoge</text:p>
      <text:p text:style-name="P5">is mastered -</text:p>
      <text:p text:style-name="P5">to get carried away - dejarse llevar</text:p>
      <text:p text:style-name="P5">we will try to curb</text:p>
      <text:p text:style-name="P5"/>
      <text:p text:style-name="P5">xxx The parentheses</text:p>
      <text:p text:style-name="P5"/>
      <text:list xml:id="list8442337526315586003" text:style-name="L26">
        <text:list-item>
          <text:p text:style-name="P29">la precedence de != es mayor que =</text:p>
        </text:list-item>
      </text:list>
      <text:p text:style-name="P5"/>
      <text:list xml:id="list3187503457368546645" text:style-name="L27">
        <text:list-item>
          <text:list>
            <text:list-item>
              <text:list>
                <text:list-item>
                  <text:p text:style-name="P124">Contando caracteres</text:p>
                </text:list-item>
              </text:list>
            </text:list-item>
          </text:list>
        </text:list-item>
      </text:list>
      <text:p text:style-name="P121"/>
      <text:p text:style-name="P129">32</text:p>
      <text:p text:style-name="P4"/>
      <text:p text:style-name="P5"/>
      <text:p text:style-name="P5">#include &lt;stdio.h&gt;</text:p>
      <text:p text:style-name="P5"/>
      <text:p text:style-name="P5">/* cuenta los caracteres en la entrada: 1a version */</text:p>
      <text:p text:style-name="P5"/>
      <text:p text:style-name="P5">main()</text:p>
      <text:p text:style-name="P5">{</text:p>
      <text:p text:style-name="P5"><text:s text:c="3"/>long nc;</text:p>
      <text:p text:style-name="P5"/>
      <text:p text:style-name="P5"><text:s text:c="3"/>nc = 0;</text:p>
      <text:p text:style-name="P5"><text:s text:c="3"/>while (getchar() != EOF)</text:p>
      <text:p text:style-name="P5"><text:s text:c="6"/>++nc;</text:p>
      <text:p text:style-name="P5"><text:s text:c="3"/>printf(“%ld\n”, nc);</text:p>
      <text:p text:style-name="P5">}</text:p>
      <text:p text:style-name="P5"/>
      <text:p text:style-name="P5">you could instead -</text:p>
      <text:p text:style-name="P5"/>
      <text:p text:style-name="P5"/>
      <text:p text:style-name="P5">instead - en lugar de</text:p>
      <text:p text:style-name="P5"/>
      <text:list xml:id="list6951106238867769335" text:style-name="L28">
        <text:list-item>
          <text:p text:style-name="P30">los operadores ++ y – pueden ser operadores prefix (++nc) o postfix (nc++).</text:p>
        </text:list-item>
      </text:list>
      <text:p text:style-name="P5"/>
      <text:p text:style-name="P5">We will stick - Nosotras nos quedaremos</text:p>
      <text:p text:style-name="P5"/>
      <text:p text:style-name="P5">xxx the character </text:p>
      <text:p text:style-name="P5"/>
      <text:p text:style-name="P5">to cope</text:p>
      <text:p text:style-name="P5"/>
      <text:p text:style-name="P5"/>
      <text:p text:style-name="P5">#include &lt;stdio.h&gt;</text:p>
      <text:p text:style-name="P5"/>
      <text:p text:style-name="P5">/* cuenta los caracteres en la entrada: 2a version */</text:p>
      <text:p text:style-name="P5"/>
      <text:p text:style-name="P5">main()</text:p>
      <text:p text:style-name="P5"><text:soft-page-break/>{</text:p>
      <text:p text:style-name="P5"><text:s text:c="3"/>double nc;</text:p>
      <text:p text:style-name="P5"/>
      <text:p text:style-name="P5"><text:s text:c="3"/>for (nc = 0; getchar() != EOF; ++nc)</text:p>
      <text:p text:style-name="P5"><text:s text:c="6"/>;</text:p>
      <text:p text:style-name="P5"><text:s text:c="3"/>printf(“%ld\n”, nc);</text:p>
      <text:p text:style-name="P5">}</text:p>
      <text:p text:style-name="P5"/>
      <text:p text:style-name="P5">suppresses</text:p>
      <text:p text:style-name="P5">the isolated semicolon</text:p>
      <text:p text:style-name="P5"/>
      <text:list xml:id="list730147100333022014" text:style-name="L109">
        <text:list-item>
          <text:p text:style-name="P96">null statement</text:p>
        </text:list-item>
      </text:list>
      <text:p text:style-name="P5"/>
      <text:p text:style-name="P128">33</text:p>
      <text:p text:style-name="P5"/>
      <text:p text:style-name="P5">the very first call</text:p>
      <text:p text:style-name="P5">even if that means never</text:p>
      <text:p text:style-name="P5"/>
      <text:p text:style-name="P5"/>
      <text:list xml:id="list3079158577604353169" text:style-name="L29">
        <text:list-item>
          <text:list>
            <text:list-item>
              <text:list>
                <text:list-item>
                  <text:p text:style-name="P117">Conteo de Lineas</text:p>
                </text:list-item>
              </text:list>
            </text:list-item>
          </text:list>
        </text:list-item>
      </text:list>
      <text:p text:style-name="P5"/>
      <text:list xml:id="list6550928517557465730" text:style-name="L30">
        <text:list-item>
          <text:p text:style-name="P31">un input text stream aparece como una secuencia de lineas, cada una terminada por una nueva linea.</text:p>
        </text:list-item>
      </text:list>
      <text:p text:style-name="P5"/>
      <text:p text:style-name="P5">#include &lt;stdio.h&gt;</text:p>
      <text:p text:style-name="P5"/>
      <text:p text:style-name="P5">/* cuenta lineas de entrada */</text:p>
      <text:p text:style-name="P5"/>
      <text:p text:style-name="P5">main()</text:p>
      <text:p text:style-name="P5">{</text:p>
      <text:p text:style-name="P5"><text:s text:c="3"/>int c, nl;</text:p>
      <text:p text:style-name="P5"><text:s text:c="3"/>while ((c = getchar()) != EOF)</text:p>
      <text:p text:style-name="P5"><text:s text:c="6"/>if (c == '\n')</text:p>
      <text:p text:style-name="P5"><text:s text:c="9"/>++nl;</text:p>
      <text:p text:style-name="P5"><text:s text:c="3"/>print(“%d\n”, nl);</text:p>
      <text:p text:style-name="P5">}</text:p>
      <text:p text:style-name="P5"/>
      <text:p text:style-name="P5">we have again indented -</text:p>
      <text:p text:style-name="P5">is controlled by what -</text:p>
      <text:p text:style-name="P5"/>
      <text:p text:style-name="P5">xxx the double equals</text:p>
      <text:p text:style-name="P5"/>
      <text:p text:style-name="P5"/>
      <text:p text:style-name="P5"/>
      <text:list xml:id="list6881045951646400656" text:style-name="L31">
        <text:list-item>
          <text:p text:style-name="P32">un caracter escrito entre simples quotes representa un valor entero igual al valor numerico del caracter en el conjunto de caracteres de la maquina.</text:p>
        </text:list-item>
      </text:list>
      <text:p text:style-name="P5"/>
      <text:list xml:id="list2166025337923782869" text:style-name="L32">
        <text:list-item>
          <text:list>
            <text:list-item>
              <text:list>
                <text:list-item>
                  <text:p text:style-name="P125">Conteo de palabras</text:p>
                </text:list-item>
              </text:list>
            </text:list-item>
          </text:list>
        </text:list-item>
      </text:list>
      <text:p text:style-name="P5"><text:soft-page-break/></text:p>
      <text:list xml:id="list6085731225671741937" text:style-name="L33">
        <text:list-item>
          <text:p text:style-name="P33">una palabra es cualquier secuencia de caracteres que no contienen blank, tab o newline</text:p>
        </text:list-item>
      </text:list>
      <text:p text:style-name="P5"/>
      <text:p text:style-name="P5">the loose definition</text:p>
      <text:p text:style-name="P5"/>
      <text:p text:style-name="P5">bare-bones - puros huesos</text:p>
      <text:p text:style-name="P5"/>
      <text:p text:style-name="P5">#include &lt;stdio.h&gt;</text:p>
      <text:p text:style-name="P5"/>
      <text:p text:style-name="P5">#define IN 1<text:tab/>/* inside a word */</text:p>
      <text:p text:style-name="P5">#define OUT 0<text:tab/>/* outside a word */</text:p>
      <text:p text:style-name="P5"/>
      <text:p text:style-name="P5">/* cuenta lineas, parabras, y caracteres en la entrada */</text:p>
      <text:p text:style-name="P5"/>
      <text:p text:style-name="P5">main()</text:p>
      <text:p text:style-name="P5">{</text:p>
      <text:p text:style-name="P5"><text:s text:c="3"/>int c, nl, nw, nc, state;</text:p>
      <text:p text:style-name="P5"/>
      <text:p text:style-name="P5"><text:s text:c="3"/>state = OUT;</text:p>
      <text:p text:style-name="P5"><text:s text:c="3"/>nl = nw = nc = 0;</text:p>
      <text:p text:style-name="P5"/>
      <text:p text:style-name="P5"><text:s text:c="3"/>while ((c = getchar()) != EOF) {</text:p>
      <text:p text:style-name="P5"><text:s text:c="6"/>++nc;</text:p>
      <text:p text:style-name="P5"><text:s text:c="6"/>if (c == '\n')</text:p>
      <text:p text:style-name="P5"><text:s text:c="6"/>++nl;</text:p>
      <text:p text:style-name="P5"><text:s text:c="6"/>if (c == ' ' || c == '\n' || c == '\t')</text:p>
      <text:p text:style-name="P5"><text:s text:c="9"/>state = OUT;</text:p>
      <text:p text:style-name="P5"><text:s text:c="6"/>else if (state == OUT) {</text:p>
      <text:p text:style-name="P5"><text:s text:c="9"/>state = IN;</text:p>
      <text:p text:style-name="P5"><text:s text:c="9"/>++ne;</text:p>
      <text:p text:style-name="P5"><text:s text:c="6"/>}</text:p>
      <text:p text:style-name="P5"><text:s text:c="4"/>}</text:p>
      <text:p text:style-name="P5"><text:s text:c="4"/>print(“%d %d %d \n”, nl, nw, nc);</text:p>
      <text:p text:style-name="P5">}</text:p>
      <text:p text:style-name="P5"/>
      <text:p text:style-name="P5"/>
      <text:p text:style-name="P128">35</text:p>
      <text:p text:style-name="P5"/>
      <text:p text:style-name="P5">currently</text:p>
      <text:p text:style-name="P5">as tiny as this</text:p>
      <text:p text:style-name="P5">the increase</text:p>
      <text:p text:style-name="P5">worth</text:p>
      <text:p text:style-name="P5">is a blank</text:p>
      <text:p text:style-name="P5"/>
      <text:p text:style-name="P5">xxx the example</text:p>
      <text:p text:style-name="P5"/>
      <text:p text:style-name="P5">xx one and only</text:p>
      <text:p text:style-name="P5"><text:soft-page-break/>in braces -</text:p>
      <text:p text:style-name="P5"/>
      <text:p text:style-name="P128">36</text:p>
      <text:p text:style-name="P5"/>
      <text:list xml:id="list1540275526892307742" text:style-name="L34">
        <text:list-item>
          <text:list>
            <text:list-item>
              <text:p text:style-name="P118">Arreglos (abr2021)</text:p>
            </text:list-item>
          </text:list>
        </text:list-item>
      </text:list>
      <text:p text:style-name="P103"/>
      <text:list xml:id="list7930879231920946375" text:style-name="L35">
        <text:list-item>
          <text:p text:style-name="P34">escribir un programa que cuente el numero de ocurrencias de cada digito, de caracteres espacio en blanco, (blanco, tab, nueva linea), y todos los otros caracteres.</text:p>
        </text:list-item>
      </text:list>
      <text:p text:style-name="P5"/>
      <text:p text:style-name="P5">Xxx there are twelve</text:p>
      <text:p text:style-name="P5"/>
      <text:p text:style-name="P5"/>
      <text:p text:style-name="P5"/>
      <text:p text:style-name="P5">#include &lt;stdio.h&gt;</text:p>
      <text:p text:style-name="P5"/>
      <text:p text:style-name="P5">/* cuenta digitos, espacio en blanco, otros */</text:p>
      <text:p text:style-name="P5"/>
      <text:p text:style-name="P5">main()</text:p>
      <text:p text:style-name="P5">{</text:p>
      <text:p text:style-name="P5"><text:s text:c="3"/>int c, i, nwhite, nother;</text:p>
      <text:p text:style-name="P5"><text:s text:c="3"/>int ndigit[10];</text:p>
      <text:p text:style-name="P5"/>
      <text:p text:style-name="P5"><text:s text:c="3"/>nwhite = nother = 0;</text:p>
      <text:p text:style-name="P5"/>
      <text:p text:style-name="P5"><text:s text:c="3"/>for (i = 0; i &lt; 10; ++i)</text:p>
      <text:p text:style-name="P5"><text:s text:c="6"/>ndigit[i] = 0;</text:p>
      <text:p text:style-name="P5"/>
      <text:p text:style-name="P5"><text:s text:c="3"/>while ((c == getchar()) != EOF)</text:p>
      <text:p text:style-name="P5"><text:s text:c="6"/>if (c <text:s/>&gt;= '0' &amp;&amp; c &lt;= '9')</text:p>
      <text:p text:style-name="P5"><text:s text:c="9"/>++ndigit[c-'0'];</text:p>
      <text:h text:style-name="P137" text:outline-level="1"><text:s text:c="6"/>else if (c == ' ' </text:h>
      <text:p text:style-name="Text_20_body"><text:span text:style-name="T2"/></text:p>
      <text:p text:style-name="Text_20_body"><text:span text:style-name="T2">On itself is</text:span></text:p>
      <text:p text:style-name="Text_20_body"><text:span text:style-name="T2"/></text:p>
      <text:p text:style-name="Text_20_body"><text:span text:style-name="T2"/></text:p>
      <text:p text:style-name="P5"/>
      <text:list xml:id="list1465997993812281374" text:style-name="L36">
        <text:list-item>
          <text:list>
            <text:list-item>
              <text:p text:style-name="P132">Funciones</text:p>
            </text:list-item>
          </text:list>
        </text:list-item>
      </text:list>
      <text:p text:style-name="P5"/>
      <text:p text:style-name="P5">without worring - </text:p>
      <text:p text:style-name="P5"/>
      <text:p text:style-name="P5">xxx so far we</text:p>
      <text:p text:style-name="P5"/>
      <text:p text:style-name="P5"/>
      <text:p text:style-name="P5">so far - </text:p>
      <text:p text:style-name="P5">a few of our own - </text:p>
      <text:p text:style-name="P5"><text:soft-page-break/></text:p>
      <text:p text:style-name="P5">#include &lt;stdio.h&gt;</text:p>
      <text:p text:style-name="P5"/>
      <text:p text:style-name="P5">int power(int m, int n);</text:p>
      <text:p text:style-name="P5"/>
      <text:p text:style-name="P5">/* test power function */</text:p>
      <text:p text:style-name="P5"/>
      <text:p text:style-name="P5">main()</text:p>
      <text:p text:style-name="P5">{</text:p>
      <text:p text:style-name="P5"/>
      <text:p text:style-name="P5"><text:s text:c="3"/>int i;</text:p>
      <text:p text:style-name="P5"><text:s text:c="3"/>for (i = 0; i &lt; 10; ++i)</text:p>
      <text:p text:style-name="P5"><text:s text:c="6"/>printf(“%d %d %d\n”, i, power(2,i), power(-e, i));</text:p>
      <text:p text:style-name="P5"><text:s text:c="3"/>return 0;</text:p>
      <text:p text:style-name="P5">}</text:p>
      <text:p text:style-name="P5"/>
      <text:p text:style-name="P5">/* power: eleva la base a n-th potencia; n &gt;=0 */</text:p>
      <text:p text:style-name="P5"/>
      <text:p text:style-name="P5">int power(int base, int n)</text:p>
      <text:p text:style-name="P5">{</text:p>
      <text:p text:style-name="P5"/>
      <text:p text:style-name="P5"/>
      <text:p text:style-name="P5"/>
      <text:list xml:id="list7766103129823200133" text:style-name="L38">
        <text:list-item>
          <text:p text:style-name="P35">funcion -subrutina – proceso</text:p>
        </text:list-item>
        <text:list-item>
          <text:p text:style-name="P35">encapsula algunos calculos</text:p>
        </text:list-item>
      </text:list>
      <text:p text:style-name="P5"/>
      <text:p text:style-name="P5">without worrying - sin preocuparse</text:p>
      <text:p text:style-name="P5"/>
      <text:list xml:id="list1084314242704003443" text:style-name="L39">
        <text:list-item>
          <text:p text:style-name="P36">C no tiene definida un operador de exponenciacion</text:p>
        </text:list-item>
      </text:list>
      <text:p text:style-name="P5"/>
      <text:p text:style-name="P5">at once - En seguida</text:p>
      <text:p text:style-name="P5"/>
      <text:p text:style-name="P5">#include &lt;stdio.h&gt;</text:p>
      <text:p text:style-name="P5"/>
      <text:p text:style-name="P5">int power(int m, int n);</text:p>
      <text:p text:style-name="P5"/>
      <text:p text:style-name="P5">/* prueba la funcion potencia */</text:p>
      <text:p text:style-name="P5"/>
      <text:p text:style-name="P5">main()</text:p>
      <text:p text:style-name="P5">{</text:p>
      <text:p text:style-name="P5"><text:s text:c="3"/>int i;</text:p>
      <text:p text:style-name="P5"/>
      <text:p text:style-name="P5"><text:s text:c="3"/>for (i=0; i&lt;10; ++i)</text:p>
      <text:p text:style-name="P5"><text:s text:c="6"/>printf(“%d %d %d\n”, i, power(2,i), power(-3, i));</text:p>
      <text:p text:style-name="P5"><text:s text:c="3"/>return 0;</text:p>
      <text:p text:style-name="P5">}</text:p>
      <text:p text:style-name="P5"/>
      <text:p text:style-name="P5">/* power: eleva la base a n-esima potencia; n &gt;=0 */</text:p>
      <text:p text:style-name="P5"><text:soft-page-break/></text:p>
      <text:p text:style-name="P5">int power(int base, int n)</text:p>
      <text:p text:style-name="P5">{</text:p>
      <text:p text:style-name="P5"><text:s text:c="3"/>int i, p;</text:p>
      <text:p text:style-name="P5"><text:s text:c="3"/></text:p>
      <text:p text:style-name="P5"><text:s text:c="3"/>p=1;</text:p>
      <text:p text:style-name="P5"><text:s text:c="3"/>for (i=1; i &lt;= n; ++i)</text:p>
      <text:p text:style-name="P5"><text:s text:c="6"/>p = p * base;</text:p>
      <text:p text:style-name="P5"><text:s text:c="3"/>return p;</text:p>
      <text:p text:style-name="P5">}</text:p>
      <text:p text:style-name="P5"/>
      <text:p text:style-name="P129">39</text:p>
      <text:p text:style-name="P5"/>
      <text:p text:style-name="P5"/>
      <text:p text:style-name="P5">Una definicion de funcion tiene la forma:</text:p>
      <text:p text:style-name="P5"/>
      <text:p text:style-name="P5">tipo-retorno nombre-funcion(declaracion de parametros, si los hay)</text:p>
      <text:p text:style-name="P5">{</text:p>
      <text:p text:style-name="P5"><text:s text:c="3"/>declaraciones</text:p>
      <text:p text:style-name="P5"><text:s text:c="3"/>statements</text:p>
      <text:p text:style-name="P5">}</text:p>
      <text:p text:style-name="P5"/>
      <text:p text:style-name="P5">matter - importar</text:p>
      <text:p text:style-name="P5"/>
      <text:list xml:id="list122959874754923696" text:style-name="L40">
        <text:list-item>
          <text:p text:style-name="P37">parametro</text:p>
        </text:list-item>
        <text:list-item>
          <text:p text:style-name="P37">argumento</text:p>
        </text:list-item>
      </text:list>
      <text:p text:style-name="P5"/>
      <text:p text:style-name="P5">26</text:p>
      <text:p text:style-name="P5"/>
      <text:p text:style-name="P5">the terminating right brace</text:p>
      <text:p text:style-name="P5"/>
      <text:list xml:id="list4596768332657466461" text:style-name="L41">
        <text:list-item>
          <text:p text:style-name="P38">function prototype</text:p>
        </text:list-item>
        <text:list-item>
          <text:p text:style-name="P38">nombres de los parametros son opcionales en una funcion prototype</text:p>
        </text:list-item>
      </text:list>
      <text:p text:style-name="P5"/>
      <text:p text:style-name="P5">so for - así que para</text:p>
      <text:p text:style-name="P5"/>
      <text:p text:style-name="P128">41</text:p>
      <text:p text:style-name="P5"/>
      <text:list xml:id="list1732288352300184403" text:style-name="L42">
        <text:list-item>
          <text:list>
            <text:list-item>
              <text:p text:style-name="P119">Argumentos – llamado por valor</text:p>
            </text:list-item>
          </text:list>
        </text:list-item>
      </text:list>
      <text:p text:style-name="P116"/>
      <text:p text:style-name="P5">call by value -</text:p>
      <text:p text:style-name="P5"/>
      <text:p text:style-name="P5"/>
      <text:list xml:id="list7322030206608270921" text:style-name="L43">
        <text:list-item>
          <text:p text:style-name="P39">en C, todos los argumentos de funcion son pasados “por valor”, esto significa que la funcion llamada es dado los valores de sus argumentos en variables temporales mas bien que originales.</text:p>
        </text:list-item>
      </text:list>
      <text:p text:style-name="P5"/>
      <text:p text:style-name="P5"><text:soft-page-break/></text:p>
      <text:p text:style-name="P5">This leads - </text:p>
      <text:p text:style-name="P5"/>
      <text:p text:style-name="P5">xxx the main distinction</text:p>
      <text:p text:style-name="P5"/>
      <text:p text:style-name="P5">xxx call by value</text:p>
      <text:p text:style-name="P5"/>
      <text:p text:style-name="P5">an asset</text:p>
      <text:p text:style-name="P5">not a liability</text:p>
      <text:p text:style-name="P5"/>
      <text:p text:style-name="P5">xxx the parameter</text:p>
      <text:p text:style-name="P5"/>
      <text:p text:style-name="P5">i</text:p>
      <text:p text:style-name="P5"/>
      <text:p text:style-name="P5">/* power: eleva la base a la n-esima potencia; n&gt;=0; version 2 */</text:p>
      <text:p text:style-name="P5">int power(int base, int n)</text:p>
      <text:p text:style-name="P5">{</text:p>
      <text:p text:style-name="P5"><text:s text:c="3"/>int p;</text:p>
      <text:p text:style-name="P5"/>
      <text:p text:style-name="P5"><text:s text:c="3"/>for (p = 1; n &gt; 0; --n)</text:p>
      <text:p text:style-name="P5"><text:s text:c="6"/>p = p * base;</text:p>
      <text:p text:style-name="P5"><text:s text:c="3"/>return p;</text:p>
      <text:p text:style-name="P5">}</text:p>
      <text:p text:style-name="P5"/>
      <text:p text:style-name="P5">xxx the parameter</text:p>
      <text:p text:style-name="P5"/>
      <text:p text:style-name="P5">is counted down - se cuenta regresiva</text:p>
      <text:p text:style-name="P5">there is no longer - ya no hay</text:p>
      <text:p text:style-name="P5">whatever - lo que</text:p>
      <text:p text:style-name="P5"/>
      <text:p text:style-name="P128">42</text:p>
      <text:p text:style-name="P5"/>
      <text:p text:style-name="P5"/>
      <text:p text:style-name="P5">xxx the story is</text:p>
      <text:p text:style-name="P5"/>
      <text:p text:style-name="P5">the beginning of the array</text:p>
      <text:p text:style-name="P5"/>
      <text:p text:style-name="P128">42</text:p>
      <text:p text:style-name="P5"/>
      <text:list xml:id="list4668966861519163891" text:style-name="L44">
        <text:list-item>
          <text:list>
            <text:list-item>
              <text:p text:style-name="P133">Arreglos caracter</text:p>
            </text:list-item>
          </text:list>
        </text:list-item>
      </text:list>
      <text:p text:style-name="P5"/>
      <text:p text:style-name="P5"/>
      <text:p text:style-name="P5">the longest</text:p>
      <text:p text:style-name="P5"/>
      <text:p text:style-name="P5">while (hay otra linea)</text:p>
      <text:p text:style-name="P5"><text:s text:c="3"/>if (esta es la mas larga que la previa mas larga)</text:p>
      <text:p text:style-name="P5"><text:s text:c="6"/>salvar esta</text:p>
      <text:p text:style-name="P5"><text:s text:c="6"/>salvar su longitud</text:p>
      <text:p text:style-name="P5"><text:soft-page-break/>imprimir la linea mas larga</text:p>
      <text:p text:style-name="P5"/>
      <text:p text:style-name="P5"/>
      <text:p text:style-name="P5">xxx this outline</text:p>
      <text:p text:style-name="P5"/>
      <text:p text:style-name="P5">xxx sice things divide</text:p>
      <text:p text:style-name="P5"/>
      <text:p text:style-name="P5">divide so nicely - dividir tan bien</text:p>
      <text:p text:style-name="P5">somewhere - en algún lugar</text:p>
      <text:p text:style-name="P5"/>
      <text:p text:style-name="P128">43</text:p>
      <text:p text:style-name="P5"/>
      <text:p text:style-name="P5"/>
      <text:p text:style-name="P5">#include &lt;stdio.h&gt;</text:p>
      <text:p text:style-name="P5">#define MAXLINE 1000 /*tamaño de entrada maxima */</text:p>
      <text:p text:style-name="P5"/>
      <text:p text:style-name="P5">int getline(char line[], int maxline);</text:p>
      <text:p text:style-name="P5">void copy(char to[], char from[]);</text:p>
      <text:p text:style-name="P5"/>
      <text:p text:style-name="P5">/* imprime la linea de entrada mas larga */</text:p>
      <text:p text:style-name="P5"/>
      <text:p text:style-name="P5">main()</text:p>
      <text:p text:style-name="P5">{</text:p>
      <text:p text:style-name="P5"><text:s text:c="3"/>int len;<text:tab/>/* longitud de linea actual */</text:p>
      <text:p text:style-name="P5"><text:s text:c="3"/>int max;<text:tab/>/* longitud maxima vista hasta ahora */</text:p>
      <text:p text:style-name="P5"><text:s text:c="3"/>char line[MAXLINE];<text:tab/>/* linea actual de entrada */</text:p>
      <text:p text:style-name="P5"><text:s text:c="3"/>char longest[MAXLINE];<text:tab/>/* linea mas larga salvada aqui */</text:p>
      <text:p text:style-name="P5"/>
      <text:p text:style-name="P5"><text:s text:c="3"/>max = 0;</text:p>
      <text:p text:style-name="P5"><text:s text:c="3"/>whle (( len = getline(line, MAXLINE)) &gt; 0)</text:p>
      <text:p text:style-name="P5"><text:s text:c="6"/>if (len &gt; max) {</text:p>
      <text:p text:style-name="P5"><text:s text:c="9"/>max = len;</text:p>
      <text:p text:style-name="P5"><text:s text:c="9"/>copy(longest, line);</text:p>
      <text:p text:style-name="P5"><text:s text:c="6"/>}</text:p>
      <text:p text:style-name="P5">if (max &gt; 0)<text:tab/>/* hay una linea */</text:p>
      <text:p text:style-name="P5"><text:s text:c="3"/>print(“%s”, longest);</text:p>
      <text:p text:style-name="P5">return 0;</text:p>
      <text:p text:style-name="P5">}</text:p>
      <text:p text:style-name="P5"/>
      <text:p text:style-name="P5">/* getline: lee una linea en s, regresa length */</text:p>
      <text:p text:style-name="P5">int getline(char s[], int lim)</text:p>
      <text:p text:style-name="P5">{</text:p>
      <text:p text:style-name="P5"><text:s text:c="3"/>int c, i;</text:p>
      <text:p text:style-name="P5"/>
      <text:p text:style-name="P5"><text:s text:c="3"/>for (i=0; i&lt;lim-1 &amp;&amp; (c=getchar()) != EOF &amp;&amp; c != '\n'; ++i)</text:p>
      <text:p text:style-name="P5"><text:s text:c="6"/>s[i] = c;</text:p>
      <text:p text:style-name="P5"><text:s text:c="3"/>if (c == '\n') {</text:p>
      <text:p text:style-name="P5"><text:s text:c="6"/>s[i] = c;</text:p>
      <text:p text:style-name="P5"><text:soft-page-break/><text:s text:c="6"/>++i;</text:p>
      <text:p text:style-name="P5"><text:s text:c="3"/>}</text:p>
      <text:p text:style-name="P5"><text:s text:c="3"/>s[i] = '\0';</text:p>
      <text:p text:style-name="P5"><text:s text:c="3"/>return i;</text:p>
      <text:p text:style-name="P5">}</text:p>
      <text:p text:style-name="P5"/>
      <text:p text:style-name="P5">/* copia: copia 'desde' en 'to'; asumamos que to es suficientemente grande */</text:p>
      <text:p text:style-name="P5">void copy(char to[], char from[])</text:p>
      <text:p text:style-name="P5">{</text:p>
      <text:p text:style-name="P5"><text:s text:c="3"/>int i;</text:p>
      <text:p text:style-name="P5"/>
      <text:p text:style-name="P5"><text:s text:c="3"/>i = 0;</text:p>
      <text:p text:style-name="P5"><text:s text:c="3"/>while ((to[i] = from[i]] != '\0')</text:p>
      <text:p text:style-name="P5"><text:s text:c="6"/>++i;</text:p>
      <text:p text:style-name="P5">}</text:p>
      <text:p text:style-name="P5"/>
      <text:p text:style-name="P128">44</text:p>
      <text:p text:style-name="P5"/>
      <text:p text:style-name="P5">set aside storage - </text:p>
      <text:p text:style-name="P5"/>
      <text:p text:style-name="P5">xxx some functions</text:p>
      <text:p text:style-name="P5"/>
      <text:p text:style-name="P5">xxx getline puts</text:p>
      <text:p text:style-name="P5"/>
      <text:p text:style-name="P5">xxx it us woth</text:p>
      <text:p text:style-name="P6"/>
      <text:p text:style-name="P5">all of - todo</text:p>
      <text:p text:style-name="P5">it is worth - vale la pena</text:p>
      <text:p text:style-name="P5">sticky - pegajosa</text:p>
      <text:p text:style-name="P5">safely - sin peligro</text:p>
      <text:p text:style-name="P5">cope - afrontar</text:p>
      <text:p text:style-name="P5"/>
      <text:p text:style-name="P129">45</text:p>
      <text:p text:style-name="P5"/>
      <text:list xml:id="list2473121250068751373" text:style-name="L45">
        <text:list-item>
          <text:list>
            <text:list-item>
              <text:p text:style-name="P134">Variables externas y Scope</text:p>
            </text:list-item>
          </text:list>
        </text:list-item>
      </text:list>
      <text:p text:style-name="P5"/>
      <text:list xml:id="list3513546530277759463" text:style-name="L46">
        <text:list-item>
          <text:p text:style-name="P40">variables privadas o locales</text:p>
        </text:list-item>
      </text:list>
      <text:p text:style-name="P5"/>
      <text:p text:style-name="P5">is unrelated -</text:p>
      <text:p text:style-name="P5">comes into-</text:p>
      <text:p text:style-name="P5"/>
      <text:list xml:id="list1010055739" text:continue-numbering="true" text:style-name="L46">
        <text:list-item>
          <text:p text:style-name="P40">variables automaticas</text:p>
        </text:list-item>
      </text:list>
      <text:p text:style-name="P5"/>
      <text:p text:style-name="P5">xxx beacuse automatic</text:p>
      <text:p text:style-name="P5"/>
      <text:p text:style-name="P5">come and go -</text:p>
      <text:p text:style-name="P5">set upon</text:p>
      <text:p text:style-name="P5">garbage</text:p>
      <text:p text:style-name="P5"><text:soft-page-break/></text:p>
      <text:p text:style-name="P5">xxx as an alternative</text:p>
      <text:p text:style-name="P5"/>
      <text:p text:style-name="P5">outermost</text:p>
      <text:p text:style-name="P5">furthermore</text:p>
      <text:p text:style-name="P5">appearing</text:p>
      <text:p text:style-name="P5"/>
      <text:p text:style-name="P5">xxx an external bariable</text:p>
      <text:p text:style-name="P5"/>
      <text:p text:style-name="P5">this sets aside</text:p>
      <text:p text:style-name="P5"/>
      <text:p text:style-name="P5"/>
      <text:p text:style-name="P5"/>
      <text:p text:style-name="P129">46</text:p>
      <text:p text:style-name="P5"/>
      <text:p text:style-name="P5">#include &lt;stdio.h&gt;</text:p>
      <text:p text:style-name="P5"/>
      <text:p text:style-name="P5">#define MAXLINE 1000</text:p>
      <text:p text:style-name="P5"/>
      <text:p text:style-name="P5">int max;</text:p>
      <text:p text:style-name="P5">char line[MAXLINE];</text:p>
      <text:p text:style-name="P5">char longest[MAXLINE];</text:p>
      <text:p text:style-name="P5"/>
      <text:p text:style-name="P5">int getline(void);</text:p>
      <text:p text:style-name="P5">void copy(void);</text:p>
      <text:p text:style-name="P5"/>
      <text:p text:style-name="P5">main()</text:p>
      <text:p text:style-name="P5">{</text:p>
      <text:p text:style-name="P5"><text:s text:c="3"/>int len;</text:p>
      <text:p text:style-name="P5"><text:s text:c="3"/>extern int max;</text:p>
      <text:p text:style-name="P5"><text:s text:c="3"/>extern char longest[];</text:p>
      <text:p text:style-name="P5"/>
      <text:p text:style-name="P5"><text:s text:c="3"/>max = 0;</text:p>
      <text:p text:style-name="P5"><text:s text:c="3"/>while ((len == getline()) &gt; 0)</text:p>
      <text:p text:style-name="P5"><text:s text:c="6"/>if (len &gt; max) {</text:p>
      <text:p text:style-name="P5"><text:s text:c="6"/>max = len;</text:p>
      <text:p text:style-name="P5"><text:s text:c="6"/>copy();</text:p>
      <text:p text:style-name="P5"><text:s text:c="3"/>}</text:p>
      <text:p text:style-name="P5"><text:s text:c="3"/>if ( max &gt; 0)</text:p>
      <text:p text:style-name="P5"><text:s text:c="6"/>printf(“%s”, longest);</text:p>
      <text:p text:style-name="P5"><text:s text:c="3"/>return 0;</text:p>
      <text:p text:style-name="P5">}</text:p>
      <text:p text:style-name="P5"/>
      <text:p text:style-name="P5">/* getline: version especializada */</text:p>
      <text:p text:style-name="P5">int getline(void)</text:p>
      <text:p text:style-name="P5">{</text:p>
      <text:p text:style-name="P5"><text:s text:c="3"/>int c, i;</text:p>
      <text:p text:style-name="P5"><text:s text:c="3"/>extern char line[];</text:p>
      <text:p text:style-name="P5"><text:soft-page-break/><text:s/></text:p>
      <text:p text:style-name="P5"><text:s text:c="3"/>for (i = 0; i &lt; MAXLINE-1</text:p>
      <text:p text:style-name="P5"><text:s text:c="6"/>&amp;&amp; (c = getchar()) != EOF &amp;&amp; c != '\n'; ++i)</text:p>
      <text:p text:style-name="P5"><text:s text:c="9"/>line[i] = c;</text:p>
      <text:p text:style-name="P5"><text:s text:c="3"/>if (c == '\n') {</text:p>
      <text:p text:style-name="P5"><text:s text:c="6"/>line[i] = c;</text:p>
      <text:p text:style-name="P5"><text:s text:c="6"/>++i;</text:p>
      <text:p text:style-name="P5"><text:s text:c="3"/>}</text:p>
      <text:p text:style-name="P5"><text:s text:c="3"/>line[i] = '\0';</text:p>
      <text:p text:style-name="P5"><text:s text:c="3"/>return i;</text:p>
      <text:p text:style-name="P5">}</text:p>
      <text:p text:style-name="P5"/>
      <text:p text:style-name="P6">/* copy:<text:span text:style-name="T1">version especializada */</text:span></text:p>
      <text:p text:style-name="P97">coid copy(void)</text:p>
      <text:p text:style-name="P97">{</text:p>
      <text:p text:style-name="P97"><text:s text:c="3"/>int i;</text:p>
      <text:p text:style-name="P97"><text:s text:c="3"/>extern char line[], longest[];</text:p>
      <text:p text:style-name="P97"/>
      <text:p text:style-name="P97"><text:s text:c="3"/>i = 0;</text:p>
      <text:p text:style-name="P97"><text:s text:c="3"/>while ((longest[i] = line[i]) != '\0')</text:p>
      <text:p text:style-name="P97"><text:s text:c="6"/>++i</text:p>
      <text:p text:style-name="P97">}</text:p>
      <text:p text:style-name="P97"/>
      <text:p text:style-name="P130">47</text:p>
      <text:p text:style-name="P97"/>
      <text:list xml:id="list7191467039701002197" text:style-name="L110">
        <text:list-item>
          <text:p text:style-name="P98">extern declaration</text:p>
        </text:list-item>
      </text:list>
      <text:p text:style-name="P97"/>
      <text:p text:style-name="P97">xxx in certain </text:p>
      <text:p text:style-name="P97"/>
      <text:p text:style-name="P97">xxx if the program </text:p>
      <text:p text:style-name="P97"/>
      <text:list xml:id="list1674104227444003005" text:style-name="L111">
        <text:list-item>
          <text:p text:style-name="P99">header</text:p>
        </text:list-item>
      </text:list>
      <text:p text:style-name="P97"/>
      <text:p text:style-name="P97">xxx since the specialized</text:p>
      <text:p text:style-name="P97"/>
      <text:p text:style-name="P97">and turns off</text:p>
      <text:p text:style-name="P97"/>
      <text:p text:style-name="P97">xxx you should</text:p>
      <text:p text:style-name="P97"/>
      <text:p text:style-name="P97">xxx by the way</text:p>
      <text:p text:style-name="P97"/>
      <text:p text:style-name="P130">48</text:p>
      <text:p text:style-name="P97"/>
      <text:p text:style-name="P97">relying too heavily</text:p>
      <text:p text:style-name="P97">is fraught with peril </text:p>
      <text:p text:style-name="P97">partly</text:p>
      <text:p text:style-name="P97"/>
      <text:p text:style-name="P97">xxx at this point</text:p>
      <text:p text:style-name="P97"><text:soft-page-break/></text:p>
      <text:p text:style-name="P130">49</text:p>
      <text:p text:style-name="P97"/>
      <text:p text:style-name="P126">C2 Tipos, Operadores y expresiones</text:p>
      <text:p text:style-name="P97"/>
      <text:list xml:id="list3676643068831259010" text:style-name="L112">
        <text:list-item>
          <text:p text:style-name="P100">hay algunas restricciones en los nombres de variables y constantes simbolicas</text:p>
        </text:list-item>
      </text:list>
      <text:list xml:id="list3041446150158379778" text:style-name="L47">
        <text:list-item>
          <text:p text:style-name="P41">variables y constantes</text:p>
        </text:list-item>
      </text:list>
      <text:p text:style-name="P5"/>
      <text:p text:style-name="P5">xxx at least the first</text:p>
      <text:p text:style-name="P5"/>
      <text:list xml:id="list1520749890" text:continue-numbering="true" text:style-name="L47">
        <text:list-item>
          <text:p text:style-name="P41">declaraciones lista las variables para ser usadas, y establecen que tipo de datos ellas tienen y quizas que valor inicial tienen.</text:p>
        </text:list-item>
        <text:list-item>
          <text:p text:style-name="P41">Expresiones combinan variables y constantes para producir nuevos valores</text:p>
        </text:list-item>
        <text:list-item>
          <text:p text:style-name="P41">objetos podrian se declarados const</text:p>
        </text:list-item>
      </text:list>
      <text:p text:style-name="P5"/>
      <text:p text:style-name="P5">augmented - aumentada</text:p>
      <text:p text:style-name="P5"/>
      <text:p text:style-name="P5">49</text:p>
      <text:p text:style-name="P5"/>
      <text:list xml:id="list1038389569159659283" text:style-name="L48">
        <text:list-item>
          <text:list>
            <text:list-item>
              <text:p text:style-name="P42">Nombres de variables</text:p>
            </text:list-item>
          </text:list>
        </text:list-item>
      </text:list>
      <text:p text:style-name="P5"/>
      <text:list xml:id="list572369455989342731" text:style-name="L49">
        <text:list-item>
          <text:p text:style-name="P43">almenos los primeros 31 acaracteres en un nombre de variable son significativos</text:p>
        </text:list-item>
      </text:list>
      <text:p text:style-name="P5"/>
      <text:list xml:id="list4603910910497635987" text:style-name="L50">
        <text:list-item>
          <text:list>
            <text:list-item>
              <text:p text:style-name="P44">Tipos de datos y Tamaños</text:p>
            </text:list-item>
          </text:list>
        </text:list-item>
      </text:list>
      <text:p text:style-name="P5"/>
      <text:p text:style-name="P5">char – un simple byte</text:p>
      <text:p text:style-name="P5">int – un entero</text:p>
      <text:p text:style-name="P5">float - </text:p>
      <text:p text:style-name="P5">double</text:p>
      <text:p text:style-name="P5"/>
      <text:list xml:id="list5511377637960916137" text:style-name="L51">
        <text:list-item>
          <text:list>
            <text:list-item>
              <text:p text:style-name="P45">Constantes</text:p>
            </text:list-item>
          </text:list>
        </text:list-item>
      </text:list>
      <text:p text:style-name="P5"/>
      <text:p text:style-name="P5">a leading - un liderazgo</text:p>
      <text:p text:style-name="P5"/>
      <text:p text:style-name="P5"/>
      <text:list xml:id="list6937791968659527918" text:style-name="L52">
        <text:list-item>
          <text:list>
            <text:list-item>
              <text:p text:style-name="P46">Declaraciones</text:p>
            </text:list-item>
          </text:list>
        </text:list-item>
      </text:list>
      <text:p text:style-name="P5"/>
      <text:p text:style-name="P5">54</text:p>
      <text:p text:style-name="P5"/>
      <text:p text:style-name="P5">in any fashion - de cualquier manera</text:p>
      <text:p text:style-name="P5"/>
      <text:list xml:id="list7476610450439235404" text:style-name="L53">
        <text:list-item>
          <text:p text:style-name="P47">variables externas y estaticas son inicializadas a cero por default.</text:p>
        </text:list-item>
        <text:list-item>
          <text:p text:style-name="P47">El calificador const puede ser aplicado a la declaracion de cualquier variable para especificar que su valor no sera cambiado.</text:p>
        </text:list-item>
        <text:list-item>
          <text:p text:style-name="P47">La declaracion const puede tambien ser usada con argumentos de arreglo, para indicar que la funcion no cambia ese arreglo</text:p>
        </text:list-item>
      </text:list>
      <text:p text:style-name="P5"/>
      <text:list xml:id="list5098944513349782576" text:style-name="L54">
        <text:list-item>
          <text:list>
            <text:list-item>
              <text:p text:style-name="P48">Operadores Arimeticos</text:p>
            </text:list-item>
          </text:list>
        </text:list-item>
      </text:list>
      <text:p text:style-name="P5"><text:soft-page-break/></text:p>
      <text:list xml:id="list2589703669549510010" text:style-name="L55">
        <text:list-item>
          <text:p text:style-name="P49">x % y – produce el residuo cuando x es dividido por y.</text:p>
        </text:list-item>
      </text:list>
      <text:p text:style-name="P5"/>
      <text:p text:style-name="P5">Leap - Salto</text:p>
      <text:p text:style-name="P5"/>
      <text:list xml:id="list6672907958419659893" text:style-name="L56">
        <text:list-item>
          <text:p text:style-name="P50">el operador no puede ser aplicado a float o double</text:p>
        </text:list-item>
      </text:list>
      <text:p text:style-name="P5"/>
      <text:list xml:id="list1180464915428505981" text:style-name="L57">
        <text:list-item>
          <text:list>
            <text:list-item>
              <text:p text:style-name="P51">Operadores Relacionales y Logicos</text:p>
            </text:list-item>
          </text:list>
        </text:list-item>
      </text:list>
      <text:p text:style-name="P5"/>
      <text:p text:style-name="P5">55</text:p>
      <text:p text:style-name="P5"/>
      <text:list xml:id="list2781038323786823990" text:style-name="L58">
        <text:list-item>
          <text:p text:style-name="P52">justamente abajo de ellos en precedencia esta los operadores:</text:p>
        </text:list-item>
      </text:list>
      <text:p text:style-name="P5"/>
      <text:p text:style-name="P5">==<text:tab/>!=</text:p>
      <text:p text:style-name="P5"/>
      <text:list xml:id="list5758251006386328326" text:style-name="L59">
        <text:list-item>
          <text:p text:style-name="P53">Operadores relacionales tienen inferior precedencia que los operadores aritmeticos</text:p>
        </text:list-item>
        <text:list-item>
          <text:p text:style-name="P53">operadores logicos &amp;&amp; y ||</text:p>
        </text:list-item>
      </text:list>
      <text:p text:style-name="P5"/>
      <text:p text:style-name="P5">56</text:p>
      <text:p text:style-name="P5"/>
      <text:p text:style-name="P5">it would be unfortunate - sería desafortunado</text:p>
      <text:p text:style-name="P5"/>
      <text:list xml:id="list137981884953455865" text:style-name="L60">
        <text:list-item>
          <text:p text:style-name="P54">la precedencia de &amp;&amp; es mayor que ||, y ambos son inferiores que los operadores relacionales y igualdad</text:p>
        </text:list-item>
      </text:list>
      <text:p text:style-name="P5"/>
      <text:p text:style-name="P5"/>
      <text:p text:style-name="P5"/>
      <text:p text:style-name="P5">56</text:p>
      <text:p text:style-name="P5"/>
      <text:list xml:id="list2960823517187856340" text:style-name="L61">
        <text:list-item>
          <text:list>
            <text:list-item>
              <text:p text:style-name="P55">Tipo de conversion</text:p>
            </text:list-item>
          </text:list>
        </text:list-item>
      </text:list>
      <text:p text:style-name="P5"/>
      <text:list xml:id="list8467962072506532553" text:style-name="L62">
        <text:list-item>
          <text:p text:style-name="P56">la unica conversion automatica son esas que convierten un operrando “narrower” en un “wider” sin perdidad de informacion</text:p>
        </text:list-item>
      </text:list>
      <text:p text:style-name="P5"/>
      <text:p text:style-name="P5">disallowed - rechazada</text:p>
      <text:p text:style-name="P5">may draw a warning - puede dibujar una advertencia</text:p>
      <text:p text:style-name="P5"/>
      <text:list xml:id="list7532180619293933662" text:style-name="L63">
        <text:list-item>
          <text:p text:style-name="P57">funcion atoi, convierte un string de digitos en su equivalente numerico</text:p>
        </text:list-item>
      </text:list>
      <text:p text:style-name="P5"/>
      <text:p text:style-name="P5"/>
      <text:p text:style-name="P5">60 </text:p>
      <text:p text:style-name="P5"/>
      <text:list xml:id="list6775256139080400333" text:style-name="L64">
        <text:list-item>
          <text:list>
            <text:list-item>
              <text:p text:style-name="P109">Operadores Incremento y Decremento</text:p>
            </text:list-item>
          </text:list>
        </text:list-item>
      </text:list>
      <text:p text:style-name="P108"/>
      <text:p text:style-name="P108"/>
      <text:list xml:id="list8507513703413759550" text:style-name="L65">
        <text:list-item>
          <text:list>
            <text:list-item>
              <text:p text:style-name="P110">Oprradores Bitwise</text:p>
            </text:list-item>
          </text:list>
        </text:list-item>
      </text:list>
      <text:p text:style-name="P5"/>
      <text:list xml:id="list790932222102973134" text:style-name="L66">
        <text:list-item>
          <text:p text:style-name="P58"><text:soft-page-break/>estos operadores son aplicados a operandos de tipo, char, short, int y long, si es con signo o sin signo.</text:p>
        </text:list-item>
        <text:list-item>
          <text:p text:style-name="P58">&amp;, |, ^, &lt;&lt;, &gt;&gt;, tilde</text:p>
        </text:list-item>
      </text:list>
      <text:p text:style-name="P5"/>
      <text:p text:style-name="P5">64</text:p>
      <text:p text:style-name="P5"/>
      <text:list xml:id="list7675513254283182534" text:style-name="L67">
        <text:list-item>
          <text:list>
            <text:list-item>
              <text:p text:style-name="P59">Operadores de asignamiento y Expresiones</text:p>
            </text:list-item>
          </text:list>
        </text:list-item>
      </text:list>
      <text:p text:style-name="P5"/>
      <text:p text:style-name="P5"/>
      <text:list xml:id="list2987637486503431555" text:style-name="L68">
        <text:list-item>
          <text:p text:style-name="P60">i = i+2 es equivalente a i += 2</text:p>
        </text:list-item>
        <text:list-item>
          <text:p text:style-name="P60">el operador += es llamado operador de asignamiento</text:p>
        </text:list-item>
        <text:list-item>
          <text:p text:style-name="P60">Muchos operadores binarios tienen un correspondiente operador de asignamiento “op=”, donde “op” es uno de los siguientes:</text:p>
        </text:list-item>
      </text:list>
      <text:p text:style-name="P5"/>
      <text:p text:style-name="P5">+<text:tab/>-<text:tab/>*<text:tab/>/<text:tab/>%<text:tab/>&lt;&lt;<text:tab/>&gt;&gt;<text:tab/>&amp;<text:tab/>^<text:tab/>|</text:p>
      <text:p text:style-name="P5"/>
      <text:list xml:id="list7042776136975981973" text:style-name="L69">
        <text:list-item>
          <text:p text:style-name="P61">si exp1 y exp2 son expresiones, entonces</text:p>
        </text:list-item>
      </text:list>
      <text:p text:style-name="P5"/>
      <text:p text:style-name="P5">exp1 op = exp2</text:p>
      <text:p text:style-name="P5">es equivalente a</text:p>
      <text:p text:style-name="P5"/>
      <text:p text:style-name="P5">exp1 = (exp1) op (exp2)</text:p>
      <text:p text:style-name="P5"/>
      <text:p text:style-name="P5">excepto que exp1 es calculada solamente una vez. </text:p>
      <text:p text:style-name="P5"/>
      <text:list xml:id="list7916767753299713599" text:style-name="L70">
        <text:list-item>
          <text:p text:style-name="P62">x *= y +1 <text:s/>significa x = x * (y+1)</text:p>
        </text:list-item>
      </text:list>
      <text:p text:style-name="P5"/>
      <text:p text:style-name="P5"/>
      <text:list xml:id="list158998674460143989" text:style-name="L71">
        <text:list-item>
          <text:list>
            <text:list-item>
              <text:p text:style-name="P63">Expresiones Condicionales</text:p>
            </text:list-item>
          </text:list>
        </text:list-item>
      </text:list>
      <text:p text:style-name="P5"/>
      <text:list xml:id="list4312343934706786921" text:style-name="L72">
        <text:list-item>
          <text:list>
            <text:list-item>
              <text:p text:style-name="P64">Precedence and Orden de Evaluacion</text:p>
            </text:list-item>
          </text:list>
        </text:list-item>
      </text:list>
      <text:p text:style-name="P5"/>
      <text:p text:style-name="P5"/>
      <text:p text:style-name="P5">69</text:p>
      <text:p text:style-name="P5"/>
      <text:p text:style-name="P5">C3. Control de Flujo</text:p>
      <text:p text:style-name="P5"/>
      <text:list xml:id="list2351394321621919327" text:style-name="L73">
        <text:list-item>
          <text:p text:style-name="P65">Las declaraciones de control de flujo de un lenguaje especifican el orden en el cual los calculos son realizados.</text:p>
        </text:list-item>
      </text:list>
      <text:p text:style-name="P5"/>
      <text:list xml:id="list952177153902846458" text:style-name="L74">
        <text:list-item>
          <text:list>
            <text:list-item>
              <text:p text:style-name="P66">Declaraciones y Bloques</text:p>
            </text:list-item>
          </text:list>
        </text:list-item>
      </text:list>
      <text:p text:style-name="P5"/>
      <text:p text:style-name="P5"/>
      <text:list xml:id="list4713037259875417084" text:style-name="L75">
        <text:list-item>
          <text:p text:style-name="P67">Una expresion tal como x = 0 o i++ o printf(...) se hace una declaracion cuando esta es seguida por pun semicolon, como en</text:p>
        </text:list-item>
      </text:list>
      <text:p text:style-name="P5"/>
      <text:p text:style-name="P5">x = 0;</text:p>
      <text:p text:style-name="P5">i++;</text:p>
      <text:p text:style-name="P5"><text:soft-page-break/>printf(...);</text:p>
      <text:p text:style-name="P5"/>
      <text:list xml:id="list3474272425762464767" text:style-name="L76">
        <text:list-item>
          <text:p text:style-name="P68">En C, el semicolon es una terminacion de declaracion, mas bien que un separador.</text:p>
        </text:list-item>
        <text:list-item>
          <text:p text:style-name="P68">Braces { y } son usados para agrupar declaraciones y statements conjuntamente en una statement compuesta, o block, asi que ellas son equivalentes </text:p>
        </text:list-item>
      </text:list>
      <text:p text:style-name="P5"/>
      <text:list xml:id="list3403288600302905224" text:style-name="L77">
        <text:list-item>
          <text:list>
            <text:list-item>
              <text:p text:style-name="P111">If-Else</text:p>
            </text:list-item>
          </text:list>
        </text:list-item>
      </text:list>
      <text:p text:style-name="P108"/>
      <text:list xml:id="list6978355803883274775" text:style-name="L78">
        <text:list-item>
          <text:list>
            <text:list-item>
              <text:p text:style-name="P112">Else if</text:p>
            </text:list-item>
          </text:list>
        </text:list-item>
      </text:list>
      <text:p text:style-name="P108"/>
      <text:list xml:id="list6386119693164598190" text:style-name="L79">
        <text:list-item>
          <text:list>
            <text:list-item>
              <text:p text:style-name="P113">Switch</text:p>
            </text:list-item>
          </text:list>
        </text:list-item>
      </text:list>
      <text:p text:style-name="P108"/>
      <text:list xml:id="list1290748800660041316" text:style-name="L80">
        <text:list-item>
          <text:list>
            <text:list-item>
              <text:p text:style-name="P114">Loops – While and For</text:p>
            </text:list-item>
          </text:list>
        </text:list-item>
      </text:list>
      <text:p text:style-name="P5"/>
      <text:list xml:id="list7443897431833761356" text:style-name="L81">
        <text:list-item>
          <text:list>
            <text:list-item>
              <text:p text:style-name="P69">Loops – Do – while</text:p>
            </text:list-item>
          </text:list>
        </text:list-item>
      </text:list>
      <text:p text:style-name="P5"/>
      <text:list xml:id="list8369595602239226901" text:style-name="L82">
        <text:list-item>
          <text:list>
            <text:list-item>
              <text:p text:style-name="P70">Break and Continue</text:p>
            </text:list-item>
          </text:list>
        </text:list-item>
      </text:list>
      <text:p text:style-name="P5"/>
      <text:list xml:id="list4103062446155391914" text:style-name="L83">
        <text:list-item>
          <text:list>
            <text:list-item>
              <text:p text:style-name="P71">Goto and Labels</text:p>
            </text:list-item>
          </text:list>
        </text:list-item>
      </text:list>
      <text:p text:style-name="P5"/>
      <text:p text:style-name="P5">81</text:p>
      <text:p text:style-name="P5"/>
      <text:p text:style-name="P108">C4. Funciones y Estructura del Programa</text:p>
      <text:p text:style-name="P5"/>
      <text:p text:style-name="P5">thus clarifying the whole - aclarando así el conjunto</text:p>
      <text:p text:style-name="P5">and easing the pain - y aliviando el dolor</text:p>
      <text:p text:style-name="P5">a few big ones - algunos grandes</text:p>
      <text:p text:style-name="P5"/>
      <text:list xml:id="list2224787768127581532" text:style-name="L84">
        <text:list-item>
          <text:list>
            <text:list-item>
              <text:p text:style-name="P72">Basics of Functions</text:p>
            </text:list-item>
          </text:list>
        </text:list-item>
      </text:list>
      <text:p text:style-name="P5"/>
      <text:p text:style-name="P5">the job falls neatly - el trabajo cae perfectamente</text:p>
      <text:p text:style-name="P5"/>
      <text:p text:style-name="P5">85</text:p>
      <text:p text:style-name="P5"/>
      <text:list xml:id="list609604209701875630" text:style-name="L85">
        <text:list-item>
          <text:list>
            <text:list-item>
              <text:p text:style-name="P73">Funciones regresando no enteros</text:p>
            </text:list-item>
          </text:list>
        </text:list-item>
      </text:list>
      <text:p text:style-name="P5"/>
      <text:p text:style-name="P5"/>
      <text:p text:style-name="P5">87</text:p>
      <text:p text:style-name="P5"/>
      <text:list xml:id="list1295650830369669661" text:style-name="L86">
        <text:list-item>
          <text:list>
            <text:list-item>
              <text:p text:style-name="P74">Variables Externas</text:p>
            </text:list-item>
          </text:list>
        </text:list-item>
      </text:list>
      <text:p text:style-name="P5"/>
      <text:list xml:id="list1647207707592463583" text:style-name="L87">
        <text:list-item>
          <text:list>
            <text:list-item>
              <text:p text:style-name="P75">Scope Rules</text:p>
            </text:list-item>
          </text:list>
        </text:list-item>
      </text:list>
      <text:p text:style-name="P5"/>
      <text:list xml:id="list6215189777975242860" text:style-name="L88">
        <text:list-item>
          <text:list>
            <text:list-item>
              <text:p text:style-name="P76">Header Files</text:p>
            </text:list-item>
          </text:list>
        </text:list-item>
      </text:list>
      <text:p text:style-name="P5"/>
      <text:list xml:id="list8411277873593973558" text:style-name="L89">
        <text:list-item>
          <text:list>
            <text:list-item>
              <text:p text:style-name="P77">Variables Estaticas</text:p>
            </text:list-item>
          </text:list>
        </text:list-item>
      </text:list>
      <text:p text:style-name="P5"/>
      <text:list xml:id="list5906147359997939360" text:style-name="L90">
        <text:list-item>
          <text:list>
            <text:list-item>
              <text:p text:style-name="P78"><text:soft-page-break/>Recursion</text:p>
            </text:list-item>
          </text:list>
        </text:list-item>
      </text:list>
      <text:p text:style-name="P5"/>
      <text:list xml:id="list1948279401734451339" text:style-name="L91">
        <text:list-item>
          <text:p text:style-name="P79">funciones C podrian ser usadas recursivamente; es decir, una funcion podria llamarse a si misma, directamente o indirectamente.</text:p>
        </text:list-item>
      </text:list>
      <text:p text:style-name="P5"/>
      <text:p text:style-name="P5"/>
      <text:p text:style-name="P5">107 </text:p>
      <text:p text:style-name="P5"/>
      <text:p text:style-name="P5">C5 Apuntadores y Arreglos</text:p>
      <text:p text:style-name="P5"/>
      <text:p text:style-name="P5"/>
      <text:list xml:id="list326965062927880864" text:style-name="L92">
        <text:list-item>
          <text:p text:style-name="P80">Un apuntador es una variable que contiene la direccion de una variable.</text:p>
        </text:list-item>
      </text:list>
      <text:p text:style-name="P5"/>
      <text:p text:style-name="P5">Partly - Parcialmente</text:p>
      <text:p text:style-name="P5"/>
      <text:list xml:id="list3043141428172273333" text:style-name="L93">
        <text:list-item>
          <text:p text:style-name="P81">apuntadores y arreglos are closely relacionados</text:p>
        </text:list-item>
      </text:list>
      <text:p text:style-name="P5"/>
      <text:p text:style-name="P5"/>
      <text:p text:style-name="P5">141</text:p>
      <text:p text:style-name="P5"/>
      <text:p text:style-name="P5">c6 Estructuras</text:p>
      <text:p text:style-name="P5"/>
      <text:list xml:id="list4124177881488479963" text:style-name="L94">
        <text:list-item>
          <text:p text:style-name="P82">Una estructura es una coleccion de una o mas variables, posiblemente de diferentes tipos, agrupadas conjuntamente bajo un simple nombre para el manejo convencional.</text:p>
        </text:list-item>
        <text:list-item>
          <text:p text:style-name="P82">Estructuras son llamados “registros” en algunos lenguajes, notablemente Pascal.</text:p>
        </text:list-item>
      </text:list>
      <text:p text:style-name="P5"/>
      <text:p text:style-name="P5">Payroll - Nómina de sueldos</text:p>
      <text:p text:style-name="P5"/>
      <text:p text:style-name="P1">165</text:p>
      <text:p text:style-name="P1"/>
      <text:p text:style-name="P1">c7. Entrada y Salida</text:p>
      <text:p text:style-name="P1"/>
      <text:p text:style-name="P5">thus far - hasta ahora</text:p>
      <text:p text:style-name="P5">nonetheless - sin embargo</text:p>
      <text:p text:style-name="P5"/>
      <text:list xml:id="list1044983908640544633" text:style-name="L95">
        <text:list-item>
          <text:p text:style-name="P83">standard library: entrada y salida, manejo de strings, manejo de almacenamiento, rutinas matematicas, y otras</text:p>
        </text:list-item>
        <text:list-item>
          <text:p text:style-name="P83">&lt;stdio.h&gt;, &lt;string.h&gt;, &lt;ctype.h&gt;</text:p>
        </text:list-item>
      </text:list>
      <text:p text:style-name="P5"/>
      <text:list xml:id="list2280601235710839015" text:style-name="L96">
        <text:list-item>
          <text:list>
            <text:list-item>
              <text:p text:style-name="P107">Entrada y Salida Estandard</text:p>
            </text:list-item>
          </text:list>
        </text:list-item>
      </text:list>
      <text:p text:style-name="P5"/>
      <text:list xml:id="list3862344398623151415" text:style-name="L97">
        <text:list-item>
          <text:p text:style-name="P84">un stream de texto consiste de una secuencia de lineas; cada linea finaliza con un caracter newline.</text:p>
          <text:p text:style-name="P84"/>
          <text:p text:style-name="P84"/>
          <text:p text:style-name="P84">Whatever - Lo que</text:p>
          <text:p text:style-name="P84">for instance - por ejemplo</text:p>
        </text:list-item>
      </text:list>
      <text:p text:style-name="P5"/>
      <text:list xml:id="list8742026427759795500" text:style-name="L98">
        <text:list-item>
          <text:p text:style-name="P85"><text:soft-page-break/>el mecanismo de entrada mas simple es leer un caracter en un tiempo desde la entrada estandard, normalmente el teclado, con getchar():</text:p>
        </text:list-item>
      </text:list>
      <text:p text:style-name="P5"/>
      <text:p text:style-name="P5">int getchar(void)</text:p>
      <text:p text:style-name="P5"/>
      <text:list xml:id="list5469130246756542900" text:style-name="L99">
        <text:list-item>
          <text:p text:style-name="P86">la constante simbolica EOF es definida en &lt;stdio.h&gt;, su valor es tipicamente -1</text:p>
        </text:list-item>
      </text:list>
      <text:p text:style-name="P5"/>
      <text:p text:style-name="P5">so as - así como</text:p>
      <text:p text:style-name="P5"/>
      <text:list xml:id="list994493815257749619" text:style-name="L100">
        <text:list-item>
          <text:p text:style-name="P87">En muchos ambientes, un archivo podria ser subtituido por el teclado por usando la convension &lt; para redireccion de entrada: si un programa “prog” usa getchar, entonces la linea de comando</text:p>
        </text:list-item>
      </text:list>
      <text:p text:style-name="P5"/>
      <text:p text:style-name="P5">prog &lt;infile</text:p>
      <text:p text:style-name="P5"/>
      <text:p text:style-name="P5">causa prog lea caracteres desde infile en su lugar.</text:p>
      <text:p text:style-name="P5"/>
      <text:p text:style-name="P5">Oblivious</text:p>
      <text:p text:style-name="P5">change</text:p>
      <text:p text:style-name="P5"/>
      <text:list xml:id="list1265208688" text:continue-list="list5469130246756542900" text:style-name="L99">
        <text:list-item>
          <text:p text:style-name="P86"/>
        </text:list-item>
      </text:list>
      <text:p text:style-name="P5"/>
      <text:p text:style-name="P5"/>
      <text:p text:style-name="P5"/>
      <text:p text:style-name="P5">183</text:p>
      <text:p text:style-name="P5"/>
      <text:p text:style-name="P5">c8. the unix system interface</text:p>
      <text:p text:style-name="P5"/>
      <text:p text:style-name="P5">205</text:p>
      <text:p text:style-name="P5"/>
      <text:p text:style-name="P5">A. Manual de Referencia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erez</meta:initial-creator>
    <meta:creation-date>2021-04-17T08:26:51</meta:creation-date>
    <dc:date>2021-04-22T14:46:43</dc:date>
    <dc:creator>Juan Perez</dc:creator>
    <meta:editing-duration>PT20H28M5S</meta:editing-duration>
    <meta:editing-cycles>16</meta:editing-cycles>
    <meta:generator>OpenOffice/4.1.8$Unix OpenOffice.org_project/418m3$Build-9803</meta:generator>
    <meta:document-statistic meta:table-count="0" meta:image-count="0" meta:object-count="0" meta:page-count="29" meta:paragraph-count="824" meta:word-count="3811" meta:character-count="21173"/>
  </office:meta>
</office:document-meta>
</file>